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4"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007cm" fo:margin-left="0cm" table:align="left"/>
    </style:style>
    <style:style style:name="Table1.A" style:family="table-column">
      <style:table-column-properties style:column-width="5.503cm"/>
    </style:style>
    <style:style style:name="Table1.B" style:family="table-column">
      <style:table-column-properties style:column-width="5.163cm"/>
    </style:style>
    <style:style style:name="Table1.C" style:family="table-column">
      <style:table-column-properties style:column-width="5.341cm"/>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text-properties style:font-name="Arial3" fo:font-size="12pt" fo:font-weight="bold" officeooo:rsid="001d0934" officeooo:paragraph-rsid="001d0934" style:font-name-asian="Microsoft YaHei" style:font-size-asian="28pt" style:font-weight-asian="bold" style:font-name-complex="Arial5" style:font-size-complex="28pt" style:font-weight-complex="bold"/>
    </style:style>
    <style:style style:name="P6" style:family="paragraph" style:parent-style-name="Text_20_body">
      <style:text-properties style:font-name="Arial3" fo:font-size="12pt" fo:font-weight="normal" officeooo:rsid="001d0934" officeooo:paragraph-rsid="001d0934" style:font-name-asian="Microsoft YaHei" style:font-size-asian="28pt" style:font-weight-asian="normal" style:font-name-complex="Arial5" style:font-size-complex="28pt" style:font-weight-complex="normal"/>
    </style:style>
    <style:style style:name="P7" style:family="paragraph" style:parent-style-name="Text_20_body">
      <style:paragraph-properties fo:text-align="center" style:justify-single-word="false"/>
      <style:text-properties style:font-name="Arial3" fo:font-size="12pt" fo:font-weight="normal" officeooo:rsid="003ed422" officeooo:paragraph-rsid="003ed422" style:font-name-asian="Microsoft YaHei" style:font-size-asian="28pt" style:font-weight-asian="normal" style:font-name-complex="Arial5" style:font-size-complex="28pt" style:font-weight-complex="normal"/>
    </style:style>
    <style:style style:name="P8" style:family="paragraph" style:parent-style-name="Text_20_body">
      <style:text-properties style:font-name="Arial1" fo:language="pt" fo:country="BR"/>
    </style:style>
    <style:style style:name="P9" style:family="paragraph" style:parent-style-name="Text_20_body">
      <style:paragraph-properties fo:text-align="center" style:justify-single-word="false"/>
      <style:text-properties style:font-name="Arial1" fo:language="pt" fo:country="BR" fo:font-weight="bold" officeooo:rsid="003ed422" officeooo:paragraph-rsid="003ed422" fo:background-color="transparent" style:font-weight-asian="bold" style:font-weight-complex="bold"/>
    </style:style>
    <style:style style:name="P10" style:family="paragraph" style:parent-style-name="Text_20_body">
      <style:paragraph-properties fo:text-align="center" style:justify-single-word="false"/>
      <style:text-properties style:font-name="Arial1" fo:language="pt" fo:country="BR" fo:font-weight="normal" officeooo:rsid="00635c9a" officeooo:paragraph-rsid="00635c9a" style:font-weight-asian="normal" style:font-weight-complex="normal"/>
    </style:style>
    <style:style style:name="P11" style:family="paragraph" style:parent-style-name="Text_20_body">
      <style:paragraph-properties fo:text-align="center" style:justify-single-word="false"/>
      <style:text-properties style:font-name="Arial1" fo:language="pt" fo:country="BR" fo:font-weight="normal" officeooo:rsid="00635c9a" officeooo:paragraph-rsid="007376ec" style:font-weight-asian="normal" style:font-weight-complex="normal"/>
    </style:style>
    <style:style style:name="P12" style:family="paragraph" style:parent-style-name="Text_20_body">
      <style:text-properties style:font-name="Arial1" fo:language="pt" fo:country="BR" officeooo:rsid="00635c9a" officeooo:paragraph-rsid="00635c9a"/>
    </style:style>
    <style:style style:name="P13" style:family="paragraph" style:parent-style-name="Text_20_body">
      <style:text-properties officeooo:rsid="004254ee" officeooo:paragraph-rsid="004254ee"/>
    </style:style>
    <style:style style:name="P14" style:family="paragraph" style:parent-style-name="Text_20_body">
      <style:text-properties officeooo:rsid="004254ee" officeooo:paragraph-rsid="003ed422"/>
    </style:style>
    <style:style style:name="P15" style:family="paragraph" style:parent-style-name="Text_20_body">
      <style:text-properties officeooo:rsid="004332c6" officeooo:paragraph-rsid="004332c6"/>
    </style:style>
    <style:style style:name="P16" style:family="paragraph" style:parent-style-name="Text_20_body">
      <style:text-properties officeooo:rsid="004332c6" officeooo:paragraph-rsid="00759e03"/>
    </style:style>
    <style:style style:name="P17" style:family="paragraph" style:parent-style-name="Text_20_body">
      <style:text-properties officeooo:rsid="00444958" officeooo:paragraph-rsid="00444958"/>
    </style:style>
    <style:style style:name="P18" style:family="paragraph" style:parent-style-name="Text_20_body">
      <style:text-properties officeooo:rsid="00447b07" officeooo:paragraph-rsid="00447b07"/>
    </style:style>
    <style:style style:name="P19" style:family="paragraph" style:parent-style-name="Text_20_body">
      <style:text-properties officeooo:rsid="0044d116" officeooo:paragraph-rsid="0044d116"/>
    </style:style>
    <style:style style:name="P20" style:family="paragraph" style:parent-style-name="Text_20_body">
      <style:text-properties officeooo:rsid="0046f6f4" officeooo:paragraph-rsid="0046f6f4"/>
    </style:style>
    <style:style style:name="P21" style:family="paragraph" style:parent-style-name="Text_20_body">
      <style:text-properties officeooo:rsid="0046f6f4" officeooo:paragraph-rsid="004779be"/>
    </style:style>
    <style:style style:name="P22" style:family="paragraph" style:parent-style-name="Text_20_body">
      <style:text-properties officeooo:rsid="0048fd40" officeooo:paragraph-rsid="0048fd40"/>
    </style:style>
    <style:style style:name="P23" style:family="paragraph" style:parent-style-name="Text_20_body">
      <style:text-properties officeooo:paragraph-rsid="004e3c26"/>
    </style:style>
    <style:style style:name="P24" style:family="paragraph" style:parent-style-name="Text_20_body">
      <style:text-properties style:font-name="Arial4" officeooo:rsid="004ea0ee" officeooo:paragraph-rsid="004ea0ee"/>
    </style:style>
    <style:style style:name="P25" style:family="paragraph" style:parent-style-name="Text_20_body">
      <style:text-properties style:font-name="Arial4" fo:font-style="normal" fo:font-weight="normal" officeooo:rsid="00571a7d" officeooo:paragraph-rsid="00571a7d" style:font-style-asian="normal" style:font-weight-asian="normal" style:font-style-complex="normal" style:font-weight-complex="normal"/>
    </style:style>
    <style:style style:name="P26" style:family="paragraph" style:parent-style-name="Text_20_body">
      <style:text-properties officeooo:rsid="004ea0ee" officeooo:paragraph-rsid="004ea0ee"/>
    </style:style>
    <style:style style:name="P27" style:family="paragraph" style:parent-style-name="Text_20_body">
      <style:text-properties officeooo:rsid="0054511c" officeooo:paragraph-rsid="0054511c"/>
    </style:style>
    <style:style style:name="P28" style:family="paragraph" style:parent-style-name="Text_20_body">
      <style:text-properties fo:font-weight="normal" officeooo:rsid="0044d116" officeooo:paragraph-rsid="0044d116" style:font-weight-asian="normal" style:font-weight-complex="normal"/>
    </style:style>
    <style:style style:name="P29" style:family="paragraph" style:parent-style-name="Text_20_body">
      <style:text-properties fo:font-weight="normal" officeooo:rsid="0046bcda" officeooo:paragraph-rsid="0046bcda" style:font-weight-asian="normal" style:font-weight-complex="normal"/>
    </style:style>
    <style:style style:name="P30" style:family="paragraph" style:parent-style-name="Text_20_body">
      <style:text-properties fo:font-weight="normal" officeooo:rsid="0046f6f4" officeooo:paragraph-rsid="0046f6f4" style:font-weight-asian="normal" style:font-weight-complex="normal"/>
    </style:style>
    <style:style style:name="P31" style:family="paragraph" style:parent-style-name="Text_20_body">
      <style:text-properties fo:font-weight="normal" officeooo:rsid="004779be" officeooo:paragraph-rsid="004779be" style:font-weight-asian="normal" style:font-weight-complex="normal"/>
    </style:style>
    <style:style style:name="P32" style:family="paragraph" style:parent-style-name="Text_20_body">
      <style:text-properties fo:font-weight="normal" officeooo:rsid="004aeea4" officeooo:paragraph-rsid="004aeea4" style:font-weight-asian="normal" style:font-weight-complex="normal"/>
    </style:style>
    <style:style style:name="P33" style:family="paragraph" style:parent-style-name="Text_20_body">
      <style:text-properties fo:font-weight="normal" officeooo:rsid="0052781d" officeooo:paragraph-rsid="0052781d" style:font-weight-asian="normal" style:font-weight-complex="normal"/>
    </style:style>
    <style:style style:name="P34" style:family="paragraph" style:parent-style-name="Text_20_body">
      <style:text-properties fo:font-weight="normal" officeooo:rsid="005ed98a" officeooo:paragraph-rsid="005ed98a" style:font-weight-asian="normal" style:font-weight-complex="normal"/>
    </style:style>
    <style:style style:name="P35" style:family="paragraph" style:parent-style-name="Text_20_body">
      <style:text-properties fo:font-weight="normal" officeooo:rsid="00635c9a" officeooo:paragraph-rsid="00635c9a" style:font-weight-asian="normal" style:font-weight-complex="normal"/>
    </style:style>
    <style:style style:name="P36" style:family="paragraph" style:parent-style-name="Text_20_body">
      <style:text-properties fo:font-weight="normal" officeooo:rsid="009a0583" officeooo:paragraph-rsid="009a0583" style:font-weight-asian="normal" style:font-weight-complex="normal"/>
    </style:style>
    <style:style style:name="P37" style:family="paragraph" style:parent-style-name="Text_20_body">
      <style:text-properties fo:font-weight="normal" officeooo:rsid="009b82fb" officeooo:paragraph-rsid="009b82fb" style:font-weight-asian="normal" style:font-weight-complex="normal"/>
    </style:style>
    <style:style style:name="P38" style:family="paragraph" style:parent-style-name="Text_20_body">
      <style:text-properties fo:font-weight="normal" officeooo:rsid="009ceb78" officeooo:paragraph-rsid="009ceb78" style:font-weight-asian="normal" style:font-weight-complex="normal"/>
    </style:style>
    <style:style style:name="P39" style:family="paragraph" style:parent-style-name="Text_20_body">
      <style:paragraph-properties fo:text-align="start" style:justify-single-word="false"/>
      <style:text-properties fo:font-weight="normal" officeooo:rsid="0077b8f2" officeooo:paragraph-rsid="0077b8f2" fo:background-color="transparent" style:font-weight-asian="normal" style:font-weight-complex="normal"/>
    </style:style>
    <style:style style:name="P40" style:family="paragraph" style:parent-style-name="Text_20_body">
      <style:paragraph-properties fo:text-align="start" style:justify-single-word="false"/>
      <style:text-properties fo:font-weight="normal" officeooo:rsid="00797e8d" officeooo:paragraph-rsid="00797e8d" fo:background-color="transparent" style:font-weight-asian="normal" style:font-weight-complex="normal"/>
    </style:style>
    <style:style style:name="P41" style:family="paragraph" style:parent-style-name="Text_20_body">
      <style:text-properties officeooo:rsid="004c27e7" officeooo:paragraph-rsid="004c27e7"/>
    </style:style>
    <style:style style:name="P42" style:family="paragraph" style:parent-style-name="Text_20_body">
      <style:text-properties officeooo:rsid="005cf762" officeooo:paragraph-rsid="005cf762"/>
    </style:style>
    <style:style style:name="P43" style:family="paragraph" style:parent-style-name="Text_20_body">
      <style:text-properties officeooo:paragraph-rsid="005cf762"/>
    </style:style>
    <style:style style:name="P44" style:family="paragraph" style:parent-style-name="Text_20_body">
      <style:text-properties officeooo:rsid="005ed98a" officeooo:paragraph-rsid="005ed98a"/>
    </style:style>
    <style:style style:name="P45" style:family="paragraph" style:parent-style-name="Text_20_body">
      <style:text-properties officeooo:rsid="00601561" officeooo:paragraph-rsid="00601561"/>
    </style:style>
    <style:style style:name="P46" style:family="paragraph" style:parent-style-name="Text_20_body">
      <style:text-properties officeooo:paragraph-rsid="00601561"/>
    </style:style>
    <style:style style:name="P47" style:family="paragraph" style:parent-style-name="Text_20_body">
      <style:text-properties officeooo:paragraph-rsid="00635c9a"/>
    </style:style>
    <style:style style:name="P48" style:family="paragraph" style:parent-style-name="Text_20_body">
      <style:text-properties officeooo:rsid="00656a30" officeooo:paragraph-rsid="00656a30"/>
    </style:style>
    <style:style style:name="P49" style:family="paragraph" style:parent-style-name="Text_20_body">
      <style:text-properties officeooo:paragraph-rsid="00656a30"/>
    </style:style>
    <style:style style:name="P50" style:family="paragraph" style:parent-style-name="Text_20_body">
      <style:text-properties officeooo:paragraph-rsid="006656d6"/>
    </style:style>
    <style:style style:name="P51" style:family="paragraph" style:parent-style-name="Text_20_body">
      <style:text-properties officeooo:rsid="0067c980" officeooo:paragraph-rsid="0067c980"/>
    </style:style>
    <style:style style:name="P52" style:family="paragraph" style:parent-style-name="Text_20_body">
      <style:text-properties officeooo:rsid="006c66a8" officeooo:paragraph-rsid="006c66a8"/>
    </style:style>
    <style:style style:name="P53" style:family="paragraph" style:parent-style-name="Text_20_body">
      <style:text-properties officeooo:rsid="006d281b" officeooo:paragraph-rsid="006d281b"/>
    </style:style>
    <style:style style:name="P54" style:family="paragraph" style:parent-style-name="Text_20_body">
      <style:text-properties officeooo:rsid="006e40e0" officeooo:paragraph-rsid="006e40e0"/>
    </style:style>
    <style:style style:name="P55" style:family="paragraph" style:parent-style-name="Text_20_body">
      <style:text-properties officeooo:rsid="006f78d9" officeooo:paragraph-rsid="006f78d9"/>
    </style:style>
    <style:style style:name="P56" style:family="paragraph" style:parent-style-name="Text_20_body">
      <style:text-properties officeooo:paragraph-rsid="006f78d9"/>
    </style:style>
    <style:style style:name="P57" style:family="paragraph" style:parent-style-name="Text_20_body">
      <style:text-properties officeooo:rsid="00702056" officeooo:paragraph-rsid="00702056"/>
    </style:style>
    <style:style style:name="P58" style:family="paragraph" style:parent-style-name="Text_20_body">
      <style:text-properties officeooo:paragraph-rsid="00702056"/>
    </style:style>
    <style:style style:name="P59" style:family="paragraph" style:parent-style-name="Text_20_body">
      <style:text-properties officeooo:rsid="00707bd0" officeooo:paragraph-rsid="00707bd0"/>
    </style:style>
    <style:style style:name="P60" style:family="paragraph" style:parent-style-name="Text_20_body">
      <style:text-properties officeooo:rsid="0071aab6" officeooo:paragraph-rsid="0071aab6"/>
    </style:style>
    <style:style style:name="P61" style:family="paragraph" style:parent-style-name="Text_20_body">
      <style:text-properties officeooo:rsid="007376ec" officeooo:paragraph-rsid="007376ec"/>
    </style:style>
    <style:style style:name="P62" style:family="paragraph" style:parent-style-name="Text_20_body">
      <style:text-properties officeooo:rsid="007376ec" officeooo:paragraph-rsid="0074ee2e"/>
    </style:style>
    <style:style style:name="P63" style:family="paragraph" style:parent-style-name="Text_20_body">
      <style:text-properties officeooo:rsid="0074ee2e" officeooo:paragraph-rsid="0074ee2e"/>
    </style:style>
    <style:style style:name="P64" style:family="paragraph" style:parent-style-name="Text_20_body">
      <style:text-properties officeooo:paragraph-rsid="0074ee2e"/>
    </style:style>
    <style:style style:name="P65" style:family="paragraph" style:parent-style-name="Text_20_body">
      <style:text-properties officeooo:rsid="00759e03" officeooo:paragraph-rsid="00759e03"/>
    </style:style>
    <style:style style:name="P66" style:family="paragraph" style:parent-style-name="Text_20_body">
      <style:text-properties officeooo:paragraph-rsid="00759e03"/>
    </style:style>
    <style:style style:name="P67" style:family="paragraph" style:parent-style-name="Text_20_body">
      <style:text-properties officeooo:paragraph-rsid="007605a6"/>
    </style:style>
    <style:style style:name="P68" style:family="paragraph" style:parent-style-name="Text_20_body">
      <style:text-properties officeooo:rsid="0077b8f2" officeooo:paragraph-rsid="0077b8f2"/>
    </style:style>
    <style:style style:name="P69" style:family="paragraph" style:parent-style-name="Text_20_body">
      <style:text-properties officeooo:paragraph-rsid="00797e8d"/>
    </style:style>
    <style:style style:name="P70" style:family="paragraph" style:parent-style-name="Text_20_body">
      <style:text-properties fo:font-style="normal" officeooo:rsid="00759e03" officeooo:paragraph-rsid="00759e03" style:font-style-asian="normal" style:font-style-complex="normal"/>
    </style:style>
    <style:style style:name="P71" style:family="paragraph" style:parent-style-name="Text_20_body">
      <style:text-properties fo:font-style="normal" officeooo:rsid="0096f77b" officeooo:paragraph-rsid="0096f77b" style:font-style-asian="normal" style:font-style-complex="normal"/>
    </style:style>
    <style:style style:name="P72" style:family="paragraph" style:parent-style-name="Text_20_body">
      <style:text-properties fo:font-style="normal" officeooo:rsid="00925508" officeooo:paragraph-rsid="00925508" style:font-style-asian="normal" style:font-style-complex="normal"/>
    </style:style>
    <style:style style:name="P73" style:family="paragraph" style:parent-style-name="Text_20_body">
      <style:text-properties fo:font-style="normal" fo:font-weight="normal" officeooo:rsid="007605a6" officeooo:paragraph-rsid="00759e03" style:font-style-asian="normal" style:font-weight-asian="normal" style:font-style-complex="normal" style:font-weight-complex="normal"/>
    </style:style>
    <style:style style:name="P74" style:family="paragraph" style:parent-style-name="Text_20_body">
      <style:text-properties fo:font-style="normal" fo:font-weight="normal" officeooo:rsid="009461e8" officeooo:paragraph-rsid="009461e8" style:font-style-asian="normal" style:font-weight-asian="normal" style:font-style-complex="normal" style:font-weight-complex="normal"/>
    </style:style>
    <style:style style:name="P75" style:family="paragraph" style:parent-style-name="Text_20_body">
      <style:text-properties fo:font-style="normal" fo:font-weight="normal" officeooo:rsid="009790d2" officeooo:paragraph-rsid="009461e8" style:font-style-asian="normal" style:font-weight-asian="normal" style:font-style-complex="normal" style:font-weight-complex="normal"/>
    </style:style>
    <style:style style:name="P76" style:family="paragraph" style:parent-style-name="Text_20_body">
      <style:text-properties fo:font-style="normal" fo:font-weight="normal" officeooo:rsid="0098d48f" officeooo:paragraph-rsid="0098d48f" style:font-style-asian="normal" style:font-weight-asian="normal" style:font-style-complex="normal" style:font-weight-complex="normal"/>
    </style:style>
    <style:style style:name="P77" style:family="paragraph" style:parent-style-name="Text_20_body">
      <style:text-properties officeooo:rsid="007a6156" officeooo:paragraph-rsid="007a6156"/>
    </style:style>
    <style:style style:name="P78" style:family="paragraph" style:parent-style-name="Text_20_body">
      <style:text-properties officeooo:rsid="007d64d3" officeooo:paragraph-rsid="007d64d3"/>
    </style:style>
    <style:style style:name="P79" style:family="paragraph" style:parent-style-name="Text_20_body">
      <style:text-properties officeooo:rsid="008593d6" officeooo:paragraph-rsid="008593d6"/>
    </style:style>
    <style:style style:name="P80" style:family="paragraph" style:parent-style-name="Text_20_body">
      <style:text-properties officeooo:rsid="00879ccc" officeooo:paragraph-rsid="00879ccc"/>
    </style:style>
    <style:style style:name="P81" style:family="paragraph" style:parent-style-name="Text_20_body">
      <style:paragraph-properties fo:text-align="justify" style:justify-single-word="false"/>
      <style:text-properties officeooo:rsid="00879ccc" officeooo:paragraph-rsid="00879ccc"/>
    </style:style>
    <style:style style:name="P82" style:family="paragraph" style:parent-style-name="Text_20_body">
      <style:text-properties officeooo:rsid="0089e068" officeooo:paragraph-rsid="0089e068"/>
    </style:style>
    <style:style style:name="P83" style:family="paragraph" style:parent-style-name="Text_20_body">
      <style:paragraph-properties fo:text-align="justify" style:justify-single-word="false"/>
      <style:text-properties officeooo:rsid="0089e068" officeooo:paragraph-rsid="0089e068"/>
    </style:style>
    <style:style style:name="P84" style:family="paragraph" style:parent-style-name="Text_20_body">
      <style:text-properties fo:font-style="italic" officeooo:rsid="0089e068" officeooo:paragraph-rsid="0089e068" style:font-style-asian="italic" style:font-style-complex="italic"/>
    </style:style>
    <style:style style:name="P85" style:family="paragraph" style:parent-style-name="Text_20_body">
      <style:text-properties fo:font-style="italic" officeooo:rsid="00936aa8" officeooo:paragraph-rsid="00936aa8" style:font-style-asian="italic" style:font-style-complex="italic"/>
    </style:style>
    <style:style style:name="P86" style:family="paragraph" style:parent-style-name="Text_20_body">
      <style:text-properties fo:font-style="italic" officeooo:rsid="00936aa8" officeooo:paragraph-rsid="009461e8" style:font-style-asian="italic" style:font-style-complex="italic"/>
    </style:style>
    <style:style style:name="P87" style:family="paragraph" style:parent-style-name="Text_20_body">
      <style:text-properties officeooo:rsid="008ac9cb" officeooo:paragraph-rsid="008ac9cb"/>
    </style:style>
    <style:style style:name="P88" style:family="paragraph" style:parent-style-name="Text_20_body">
      <style:text-properties officeooo:rsid="008c41f2" officeooo:paragraph-rsid="008c41f2"/>
    </style:style>
    <style:style style:name="P89" style:family="paragraph" style:parent-style-name="Text_20_body">
      <style:text-properties officeooo:rsid="008c6e01" officeooo:paragraph-rsid="008c6e01"/>
    </style:style>
    <style:style style:name="P90" style:family="paragraph" style:parent-style-name="Text_20_body">
      <style:text-properties officeooo:paragraph-rsid="008cfac0"/>
    </style:style>
    <style:style style:name="P91" style:family="paragraph" style:parent-style-name="Text_20_body">
      <style:text-properties officeooo:rsid="008fc2bf" officeooo:paragraph-rsid="008fc2bf"/>
    </style:style>
    <style:style style:name="P92" style:family="paragraph" style:parent-style-name="Text_20_body">
      <style:text-properties officeooo:paragraph-rsid="0090b7eb"/>
    </style:style>
    <style:style style:name="P93" style:family="paragraph" style:parent-style-name="Text_20_body">
      <style:text-properties officeooo:rsid="006656d6" officeooo:paragraph-rsid="0090b7eb"/>
    </style:style>
    <style:style style:name="P94" style:family="paragraph" style:parent-style-name="Text_20_body">
      <style:text-properties officeooo:rsid="004d73f3" officeooo:paragraph-rsid="004d73f3"/>
    </style:style>
    <style:style style:name="P95" style:family="paragraph" style:parent-style-name="Text_20_body">
      <style:text-properties officeooo:rsid="00925508" officeooo:paragraph-rsid="00925508"/>
    </style:style>
    <style:style style:name="P96" style:family="paragraph" style:parent-style-name="Text_20_body">
      <style:text-properties fo:font-weight="bold" fo:background-color="#ffff00" style:font-weight-asian="bold" style:font-weight-complex="bold"/>
    </style:style>
    <style:style style:name="P97" style:family="paragraph" style:parent-style-name="Text_20_body">
      <style:text-properties officeooo:paragraph-rsid="004d73f3"/>
    </style:style>
    <style:style style:name="P98" style:family="paragraph" style:parent-style-name="Text_20_body">
      <style:text-properties officeooo:rsid="004e3c26" officeooo:paragraph-rsid="004e3c26"/>
    </style:style>
    <style:style style:name="P99" style:family="paragraph" style:parent-style-name="Text_20_body">
      <style:text-properties officeooo:rsid="0092b561" officeooo:paragraph-rsid="0092b561"/>
    </style:style>
    <style:style style:name="P100" style:family="paragraph" style:parent-style-name="Text_20_body">
      <style:text-properties officeooo:rsid="009461e8" officeooo:paragraph-rsid="009461e8"/>
    </style:style>
    <style:style style:name="P101" style:family="paragraph" style:parent-style-name="Text_20_body">
      <style:text-properties officeooo:rsid="009538b7" officeooo:paragraph-rsid="009538b7"/>
    </style:style>
    <style:style style:name="P102" style:family="paragraph" style:parent-style-name="Text_20_body">
      <style:text-properties officeooo:rsid="0096c88f" officeooo:paragraph-rsid="0096c88f"/>
    </style:style>
    <style:style style:name="P103" style:family="paragraph" style:parent-style-name="Text_20_body">
      <style:text-properties officeooo:rsid="0096f77b" officeooo:paragraph-rsid="0096f77b"/>
    </style:style>
    <style:style style:name="P104" style:family="paragraph" style:parent-style-name="Text_20_body">
      <style:text-properties officeooo:rsid="0098d48f" officeooo:paragraph-rsid="0098d48f"/>
    </style:style>
    <style:style style:name="P105" style:family="paragraph" style:parent-style-name="Text_20_body">
      <style:text-properties officeooo:rsid="009a0583" officeooo:paragraph-rsid="009a0583"/>
    </style:style>
    <style:style style:name="P106" style:family="paragraph" style:parent-style-name="Contents_20_1">
      <style:paragraph-properties>
        <style:tab-stops>
          <style:tab-stop style:position="16cm" style:type="right" style:leader-style="dotted" style:leader-text="."/>
        </style:tab-stops>
      </style:paragraph-properties>
    </style:style>
    <style:style style:name="P107" style:family="paragraph" style:parent-style-name="Contents_20_2">
      <style:paragraph-properties>
        <style:tab-stops>
          <style:tab-stop style:position="15.501cm" style:type="right" style:leader-style="dotted" style:leader-text="."/>
        </style:tab-stops>
      </style:paragraph-properties>
    </style:style>
    <style:style style:name="P108" style:family="paragraph" style:parent-style-name="Contents_20_3">
      <style:paragraph-properties>
        <style:tab-stops>
          <style:tab-stop style:position="15.002cm" style:type="right" style:leader-style="dotted" style:leader-text="."/>
        </style:tab-stops>
      </style:paragraph-properties>
    </style:style>
    <style:style style:name="P109" style:family="paragraph" style:parent-style-name="Contents_20_Heading">
      <style:paragraph-properties fo:break-before="page"/>
    </style:style>
    <style:style style:name="P110" style:family="paragraph" style:parent-style-name="Text_20_body">
      <style:paragraph-properties fo:text-align="center" style:justify-single-word="false" fo:break-before="page"/>
      <style:text-properties fo:font-weight="bold" officeooo:rsid="004d73f3" officeooo:paragraph-rsid="004d73f3" fo:background-color="#ffff00" style:font-weight-asian="bold" style:font-weight-complex="bold"/>
    </style:style>
    <style:style style:name="P111" style:family="paragraph" style:parent-style-name="Heading_20_1" style:list-style-name="">
      <style:text-properties style:font-name="Arial"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112" style:family="paragraph" style:parent-style-name="Heading_20_1" style:list-style-name="">
      <style:text-properties officeooo:rsid="005cf762" officeooo:paragraph-rsid="005cf762"/>
    </style:style>
    <style:style style:name="P113" style:family="paragraph" style:parent-style-name="Heading_20_1">
      <style:text-properties officeooo:rsid="00a21319" officeooo:paragraph-rsid="00a21319"/>
    </style:style>
    <style:style style:name="P114" style:family="paragraph" style:parent-style-name="Heading_20_1">
      <style:text-properties officeooo:rsid="00a374b0" officeooo:paragraph-rsid="00a374b0"/>
    </style:style>
    <style:style style:name="P115" style:family="paragraph" style:parent-style-name="Heading_20_1">
      <style:text-properties officeooo:rsid="00a45b31" officeooo:paragraph-rsid="00a45b31"/>
    </style:style>
    <style:style style:name="P116" style:family="paragraph" style:parent-style-name="Heading_20_1">
      <style:text-properties officeooo:rsid="00a5d1eb" officeooo:paragraph-rsid="00a5d1eb"/>
    </style:style>
    <style:style style:name="P117" style:family="paragraph" style:parent-style-name="Heading_20_1">
      <style:text-properties officeooo:rsid="00a70cae" officeooo:paragraph-rsid="00a70cae"/>
    </style:style>
    <style:style style:name="P118" style:family="paragraph" style:parent-style-name="Heading_20_1">
      <style:text-properties officeooo:rsid="00ab582e" officeooo:paragraph-rsid="00ab582e"/>
    </style:style>
    <style:style style:name="P119" style:family="paragraph" style:parent-style-name="Heading_20_1">
      <style:text-properties officeooo:rsid="00af0bf0" officeooo:paragraph-rsid="00af0bf0"/>
    </style:style>
    <style:style style:name="P120" style:family="paragraph" style:parent-style-name="Heading_20_1">
      <style:paragraph-properties fo:break-before="page"/>
      <style:text-properties officeooo:rsid="003ed422" officeooo:paragraph-rsid="003ed422"/>
    </style:style>
    <style:style style:name="P121" style:family="paragraph" style:parent-style-name="Heading_20_1">
      <style:paragraph-properties fo:break-before="page"/>
      <style:text-properties officeooo:rsid="005cf762" officeooo:paragraph-rsid="005cf762"/>
    </style:style>
    <style:style style:name="P122" style:family="paragraph" style:parent-style-name="Heading_20_1">
      <style:paragraph-properties fo:break-before="page"/>
      <style:text-properties officeooo:rsid="00925508" officeooo:paragraph-rsid="00925508"/>
    </style:style>
    <style:style style:name="P123" style:family="paragraph" style:parent-style-name="Heading_20_1">
      <style:paragraph-properties fo:break-before="page"/>
      <style:text-properties officeooo:rsid="0096f77b" officeooo:paragraph-rsid="0096f77b"/>
    </style:style>
    <style:style style:name="P124" style:family="paragraph" style:parent-style-name="Heading_20_1">
      <style:paragraph-properties fo:break-before="page"/>
      <style:text-properties officeooo:paragraph-rsid="00a0d7cf"/>
    </style:style>
    <style:style style:name="P125" style:family="paragraph" style:parent-style-name="Heading_20_2">
      <style:text-properties officeooo:rsid="004332c6" officeooo:paragraph-rsid="004332c6"/>
    </style:style>
    <style:style style:name="P126" style:family="paragraph" style:parent-style-name="Heading_20_2">
      <style:text-properties officeooo:paragraph-rsid="005cf762"/>
    </style:style>
    <style:style style:name="P127" style:family="paragraph" style:parent-style-name="Heading_20_2">
      <style:text-properties officeooo:rsid="005cf762" officeooo:paragraph-rsid="005cf762"/>
    </style:style>
    <style:style style:name="P128" style:family="paragraph" style:parent-style-name="Heading_20_2">
      <style:text-properties officeooo:rsid="00601561" officeooo:paragraph-rsid="00601561"/>
    </style:style>
    <style:style style:name="P129" style:family="paragraph" style:parent-style-name="Heading_20_2">
      <style:text-properties officeooo:rsid="00656a30" officeooo:paragraph-rsid="00656a30"/>
    </style:style>
    <style:style style:name="P130" style:family="paragraph" style:parent-style-name="Heading_20_2">
      <style:text-properties officeooo:rsid="006656d6" officeooo:paragraph-rsid="006656d6"/>
    </style:style>
    <style:style style:name="P131" style:family="paragraph" style:parent-style-name="Heading_20_2">
      <style:text-properties officeooo:paragraph-rsid="00729b47"/>
    </style:style>
    <style:style style:name="P132" style:family="paragraph" style:parent-style-name="Heading_20_2">
      <style:text-properties officeooo:rsid="00759e03" officeooo:paragraph-rsid="00759e03"/>
    </style:style>
    <style:style style:name="P133" style:family="paragraph" style:parent-style-name="Heading_20_2">
      <style:text-properties officeooo:rsid="0077b8f2" officeooo:paragraph-rsid="0077b8f2"/>
    </style:style>
    <style:style style:name="P134" style:family="paragraph" style:parent-style-name="Heading_20_2">
      <style:text-properties officeooo:rsid="0089e068" officeooo:paragraph-rsid="0089e068"/>
    </style:style>
    <style:style style:name="P135" style:family="paragraph" style:parent-style-name="Heading_20_2">
      <style:text-properties officeooo:rsid="008cfac0" officeooo:paragraph-rsid="008cfac0"/>
    </style:style>
    <style:style style:name="P136" style:family="paragraph" style:parent-style-name="Heading_20_2">
      <style:text-properties officeooo:rsid="0098d48f" officeooo:paragraph-rsid="0098d48f"/>
    </style:style>
    <style:style style:name="P137" style:family="paragraph" style:parent-style-name="Heading_20_2">
      <style:text-properties officeooo:rsid="009a0583" officeooo:paragraph-rsid="009a0583"/>
    </style:style>
    <style:style style:name="P138" style:family="paragraph" style:parent-style-name="Heading_20_2">
      <style:text-properties officeooo:rsid="00a0d7cf" officeooo:paragraph-rsid="00a0d7cf"/>
    </style:style>
    <style:style style:name="P139" style:family="paragraph" style:parent-style-name="Heading_20_2">
      <style:text-properties officeooo:rsid="00a7a65d" officeooo:paragraph-rsid="00a7a65d"/>
    </style:style>
    <style:style style:name="P140" style:family="paragraph" style:parent-style-name="Heading_20_2">
      <style:text-properties officeooo:rsid="00ab582e" officeooo:paragraph-rsid="00ab582e"/>
    </style:style>
    <style:style style:name="P141" style:family="paragraph" style:parent-style-name="Heading_20_2">
      <style:text-properties officeooo:rsid="00acd334" officeooo:paragraph-rsid="00acd334"/>
    </style:style>
    <style:style style:name="P142" style:family="paragraph" style:parent-style-name="Heading_20_2">
      <style:text-properties officeooo:rsid="00adb668" officeooo:paragraph-rsid="00adb668"/>
    </style:style>
    <style:style style:name="P143" style:family="paragraph" style:parent-style-name="Heading_20_2">
      <style:text-properties officeooo:rsid="00aebe06" officeooo:paragraph-rsid="00aebe06"/>
    </style:style>
    <style:style style:name="P144" style:family="paragraph" style:parent-style-name="Heading_20_2">
      <style:text-properties officeooo:rsid="00af0bf0" officeooo:paragraph-rsid="00af0bf0"/>
    </style:style>
    <style:style style:name="P145" style:family="paragraph" style:parent-style-name="Heading_20_2">
      <style:text-properties officeooo:rsid="00b0e2f2" officeooo:paragraph-rsid="00b0e2f2"/>
    </style:style>
    <style:style style:name="P146" style:family="paragraph" style:parent-style-name="Heading_20_2">
      <style:text-properties officeooo:rsid="00b31f8f" officeooo:paragraph-rsid="00b31f8f"/>
    </style:style>
    <style:style style:name="P147" style:family="paragraph" style:parent-style-name="Heading_20_2">
      <style:paragraph-properties fo:break-before="page"/>
    </style:style>
    <style:style style:name="P148" style:family="paragraph" style:parent-style-name="Heading_20_2">
      <style:paragraph-properties fo:break-before="page"/>
      <style:text-properties officeooo:rsid="004332c6" officeooo:paragraph-rsid="004332c6"/>
    </style:style>
    <style:style style:name="P149" style:family="paragraph" style:parent-style-name="Heading_20_3">
      <style:text-properties officeooo:rsid="0054511c" officeooo:paragraph-rsid="0054511c"/>
    </style:style>
    <style:style style:name="P150" style:family="paragraph" style:parent-style-name="Heading_20_3">
      <style:text-properties officeooo:rsid="00635c9a" officeooo:paragraph-rsid="00635c9a"/>
    </style:style>
    <style:style style:name="P151" style:family="paragraph" style:parent-style-name="Heading_20_3">
      <style:text-properties officeooo:rsid="0067c980" officeooo:paragraph-rsid="0067c980"/>
    </style:style>
    <style:style style:name="P152" style:family="paragraph" style:parent-style-name="Heading_20_3">
      <style:text-properties officeooo:rsid="006f78d9" officeooo:paragraph-rsid="006f78d9"/>
    </style:style>
    <style:style style:name="P153" style:family="paragraph" style:parent-style-name="Heading_20_3">
      <style:text-properties officeooo:rsid="00702056" officeooo:paragraph-rsid="00702056"/>
    </style:style>
    <style:style style:name="P154" style:family="paragraph" style:parent-style-name="Heading_20_3">
      <style:text-properties officeooo:rsid="0074ee2e" officeooo:paragraph-rsid="0074ee2e"/>
    </style:style>
    <style:style style:name="P155" style:family="paragraph" style:parent-style-name="Heading_20_3">
      <style:text-properties officeooo:rsid="0077b8f2" officeooo:paragraph-rsid="0077b8f2"/>
    </style:style>
    <style:style style:name="P156" style:family="paragraph" style:parent-style-name="Heading_20_3">
      <style:text-properties officeooo:rsid="007d64d3" officeooo:paragraph-rsid="007d64d3"/>
    </style:style>
    <style:style style:name="P157" style:family="paragraph" style:parent-style-name="Heading_20_3">
      <style:text-properties officeooo:rsid="00823008" officeooo:paragraph-rsid="00823008"/>
    </style:style>
    <style:style style:name="P158" style:family="paragraph" style:parent-style-name="Heading_20_3">
      <style:text-properties officeooo:rsid="009461e8" officeooo:paragraph-rsid="009461e8"/>
    </style:style>
    <style:style style:name="P159" style:family="paragraph" style:parent-style-name="Table_20_Contents">
      <style:paragraph-properties fo:text-align="justify" style:justify-single-word="false"/>
      <style:text-properties officeooo:rsid="00a5d1eb" officeooo:paragraph-rsid="00a5d1eb"/>
    </style:style>
    <style:style style:name="P160" style:family="paragraph" style:parent-style-name="Text_20_body" style:list-style-name="L1">
      <style:text-properties fo:font-weight="normal" officeooo:rsid="004aeea4" officeooo:paragraph-rsid="004aeea4" style:font-weight-asian="normal" style:font-weight-complex="normal"/>
    </style:style>
    <style:style style:name="P161" style:family="paragraph" style:parent-style-name="Text_20_body" style:list-style-name="L2">
      <style:text-properties fo:font-weight="normal" officeooo:rsid="004c27e7" officeooo:paragraph-rsid="004c27e7" style:font-weight-asian="normal" style:font-weight-complex="normal"/>
    </style:style>
    <style:style style:name="P162" style:family="paragraph" style:parent-style-name="Text_20_body" style:list-style-name="L16">
      <style:text-properties fo:font-weight="normal" officeooo:rsid="009a0583" officeooo:paragraph-rsid="009a0583" style:font-weight-asian="normal" style:font-weight-complex="normal"/>
    </style:style>
    <style:style style:name="P163" style:family="paragraph" style:parent-style-name="Text_20_body" style:list-style-name="L17">
      <style:text-properties fo:font-weight="normal" officeooo:rsid="009b82fb" officeooo:paragraph-rsid="009b82fb" style:font-weight-asian="normal" style:font-weight-complex="normal"/>
    </style:style>
    <style:style style:name="P164" style:family="paragraph" style:parent-style-name="Text_20_body" style:list-style-name="L17">
      <style:text-properties fo:font-weight="normal" officeooo:rsid="009ceb78" officeooo:paragraph-rsid="009ceb78" style:font-weight-asian="normal" style:font-weight-complex="normal"/>
    </style:style>
    <style:style style:name="P165" style:family="paragraph" style:parent-style-name="Text_20_body" style:list-style-name="L10">
      <style:paragraph-properties fo:text-align="start" style:justify-single-word="false"/>
      <style:text-properties fo:font-weight="normal" officeooo:rsid="0077b8f2" officeooo:paragraph-rsid="0077b8f2" fo:background-color="transparent" style:font-weight-asian="normal" style:font-weight-complex="normal"/>
    </style:style>
    <style:style style:name="P166" style:family="paragraph" style:parent-style-name="Text_20_body" style:list-style-name="L3">
      <style:text-properties officeooo:rsid="004ea0ee" officeooo:paragraph-rsid="004ea0ee"/>
    </style:style>
    <style:style style:name="P167" style:family="paragraph" style:parent-style-name="Text_20_body" style:list-style-name="L4">
      <style:text-properties officeooo:rsid="0067c980"/>
    </style:style>
    <style:style style:name="P168" style:family="paragraph" style:parent-style-name="Text_20_body" style:list-style-name="L4">
      <style:text-properties officeooo:rsid="0067c980" officeooo:paragraph-rsid="0067c980"/>
    </style:style>
    <style:style style:name="P169" style:family="paragraph" style:parent-style-name="Text_20_body" style:list-style-name="L5">
      <style:text-properties officeooo:rsid="0067c980" officeooo:paragraph-rsid="0067c980"/>
    </style:style>
    <style:style style:name="P170" style:family="paragraph" style:parent-style-name="Text_20_body" style:list-style-name="L6">
      <style:text-properties officeooo:rsid="006e40e0"/>
    </style:style>
    <style:style style:name="P171" style:family="paragraph" style:parent-style-name="Text_20_body" style:list-style-name="L6">
      <style:text-properties officeooo:rsid="006e40e0" officeooo:paragraph-rsid="006e40e0"/>
    </style:style>
    <style:style style:name="P172" style:family="paragraph" style:parent-style-name="Text_20_body" style:list-style-name="L7">
      <style:text-properties officeooo:rsid="006e40e0" officeooo:paragraph-rsid="006e40e0"/>
    </style:style>
    <style:style style:name="P173" style:family="paragraph" style:parent-style-name="Text_20_body" style:list-style-name="L8">
      <style:text-properties officeooo:rsid="00702056" officeooo:paragraph-rsid="00702056"/>
    </style:style>
    <style:style style:name="P174" style:family="paragraph" style:parent-style-name="Text_20_body" style:list-style-name="L9">
      <style:text-properties officeooo:rsid="00759e03" officeooo:paragraph-rsid="00759e03"/>
    </style:style>
    <style:style style:name="P175" style:family="paragraph" style:parent-style-name="Text_20_body" style:list-style-name="L11">
      <style:text-properties officeooo:rsid="007b6a6d" officeooo:paragraph-rsid="007b6a6d"/>
    </style:style>
    <style:style style:name="P176" style:family="paragraph" style:parent-style-name="Text_20_body" style:list-style-name="L12">
      <style:text-properties officeooo:rsid="007d64d3" officeooo:paragraph-rsid="007d64d3"/>
    </style:style>
    <style:style style:name="P177" style:family="paragraph" style:parent-style-name="Text_20_body" style:list-style-name="L13">
      <style:text-properties officeooo:rsid="00823008" officeooo:paragraph-rsid="00823008"/>
    </style:style>
    <style:style style:name="P178" style:family="paragraph" style:parent-style-name="Text_20_body" style:list-style-name="L14">
      <style:text-properties fo:font-style="italic" officeooo:rsid="00936aa8" officeooo:paragraph-rsid="0093a7a2" style:font-style-asian="italic" style:font-style-complex="italic"/>
    </style:style>
    <style:style style:name="P179" style:family="paragraph" style:parent-style-name="Text_20_body" style:list-style-name="L14">
      <style:text-properties fo:font-style="italic" officeooo:rsid="0093a7a2" officeooo:paragraph-rsid="0093a7a2" style:font-style-asian="italic" style:font-style-complex="italic"/>
    </style:style>
    <style:style style:name="P180" style:family="paragraph" style:parent-style-name="Text_20_body" style:list-style-name="L15">
      <style:text-properties fo:font-style="normal" fo:font-weight="normal" officeooo:rsid="0098d48f" officeooo:paragraph-rsid="0098d48f" style:font-style-asian="normal" style:font-weight-asian="normal" style:font-style-complex="normal" style:font-weight-complex="normal"/>
    </style:style>
    <style:style style:name="P181" style:family="paragraph" style:parent-style-name="Text_20_body" style:list-style-name="L18">
      <style:text-properties officeooo:rsid="004d73f3" officeooo:paragraph-rsid="004d73f3"/>
    </style:style>
    <style:style style:name="P182" style:family="paragraph" style:parent-style-name="Text_20_body">
      <style:text-properties officeooo:paragraph-rsid="009b82fb"/>
    </style:style>
    <style:style style:name="P183" style:family="paragraph" style:parent-style-name="Text_20_body">
      <style:text-properties officeooo:rsid="00a0d7cf" officeooo:paragraph-rsid="00a0d7cf"/>
    </style:style>
    <style:style style:name="P184" style:family="paragraph" style:parent-style-name="Text_20_body" style:list-style-name="L19">
      <style:text-properties officeooo:rsid="00a0d7cf" officeooo:paragraph-rsid="00a0d7cf"/>
    </style:style>
    <style:style style:name="P185" style:family="paragraph" style:parent-style-name="Text_20_body">
      <style:text-properties officeooo:paragraph-rsid="00a0d7cf"/>
    </style:style>
    <style:style style:name="P186" style:family="paragraph" style:parent-style-name="Text_20_body" style:list-style-name="L19">
      <style:text-properties officeooo:rsid="00a124bb" officeooo:paragraph-rsid="00a124bb"/>
    </style:style>
    <style:style style:name="P187" style:family="paragraph" style:parent-style-name="Text_20_body" style:list-style-name="L19">
      <style:text-properties fo:font-weight="bold" officeooo:rsid="00a124bb" officeooo:paragraph-rsid="00a124bb" style:font-weight-asian="bold" style:font-weight-complex="bold"/>
    </style:style>
    <style:style style:name="P188" style:family="paragraph" style:parent-style-name="Text_20_body">
      <style:text-properties fo:font-weight="bold" officeooo:rsid="00a124bb" officeooo:paragraph-rsid="00a124bb" style:font-weight-asian="bold" style:font-weight-complex="bold"/>
    </style:style>
    <style:style style:name="P189" style:family="paragraph" style:parent-style-name="Text_20_body">
      <style:text-properties fo:font-weight="bold" officeooo:rsid="00a21319" officeooo:paragraph-rsid="00a21319" style:font-weight-asian="bold" style:font-weight-complex="bold"/>
    </style:style>
    <style:style style:name="P190" style:family="paragraph" style:parent-style-name="Text_20_body">
      <style:text-properties officeooo:rsid="00a21319" officeooo:paragraph-rsid="00a21319"/>
    </style:style>
    <style:style style:name="P191" style:family="paragraph" style:parent-style-name="Text_20_body" style:list-style-name="L20">
      <style:text-properties officeooo:rsid="00a21319" officeooo:paragraph-rsid="00a21319"/>
    </style:style>
    <style:style style:name="P192" style:family="paragraph" style:parent-style-name="Text_20_body">
      <style:paragraph-properties fo:text-align="justify" style:justify-single-word="false"/>
      <style:text-properties officeooo:rsid="00a374b0" officeooo:paragraph-rsid="00a374b0"/>
    </style:style>
    <style:style style:name="P193" style:family="paragraph" style:parent-style-name="Text_20_body">
      <style:text-properties officeooo:paragraph-rsid="00a374b0"/>
    </style:style>
    <style:style style:name="P194" style:family="paragraph" style:parent-style-name="Text_20_body">
      <style:text-properties officeooo:rsid="00a45b31" officeooo:paragraph-rsid="00a45b31"/>
    </style:style>
    <style:style style:name="P195" style:family="paragraph" style:parent-style-name="Text_20_body">
      <style:text-properties officeooo:paragraph-rsid="00a45b31"/>
    </style:style>
    <style:style style:name="P196" style:family="paragraph" style:parent-style-name="Text_20_body">
      <style:text-properties officeooo:rsid="00a5d1eb" officeooo:paragraph-rsid="00a5d1eb"/>
    </style:style>
    <style:style style:name="P197" style:family="paragraph" style:parent-style-name="Text_20_body">
      <style:text-properties officeooo:paragraph-rsid="00a5d1eb"/>
    </style:style>
    <style:style style:name="P198" style:family="paragraph" style:parent-style-name="Text_20_body">
      <style:text-properties officeooo:rsid="00a70cae" officeooo:paragraph-rsid="00a70cae"/>
    </style:style>
    <style:style style:name="P199" style:family="paragraph" style:parent-style-name="Text_20_body" style:list-style-name="L22">
      <style:text-properties officeooo:rsid="00a70cae" officeooo:paragraph-rsid="00a70cae"/>
    </style:style>
    <style:style style:name="P200" style:family="paragraph" style:parent-style-name="Text_20_body">
      <style:text-properties officeooo:rsid="00a7a65d" officeooo:paragraph-rsid="00a7a65d"/>
    </style:style>
    <style:style style:name="P201" style:family="paragraph" style:parent-style-name="Text_20_body">
      <style:text-properties officeooo:rsid="00ab582e" officeooo:paragraph-rsid="00ab582e"/>
    </style:style>
    <style:style style:name="P202" style:family="paragraph" style:parent-style-name="Text_20_body">
      <style:text-properties officeooo:rsid="00acd334" officeooo:paragraph-rsid="00ab582e"/>
    </style:style>
    <style:style style:name="P203" style:family="paragraph" style:parent-style-name="Text_20_body">
      <style:text-properties officeooo:rsid="00acd334" officeooo:paragraph-rsid="00acd334"/>
    </style:style>
    <style:style style:name="P204" style:family="paragraph" style:parent-style-name="Text_20_body">
      <style:text-properties officeooo:rsid="00adb668" officeooo:paragraph-rsid="00adb668"/>
    </style:style>
    <style:style style:name="P205" style:family="paragraph" style:parent-style-name="Text_20_body" style:list-style-name="L25">
      <style:text-properties officeooo:rsid="00adb668" officeooo:paragraph-rsid="00adb668"/>
    </style:style>
    <style:style style:name="P206" style:family="paragraph" style:parent-style-name="Text_20_body">
      <style:text-properties officeooo:rsid="00aebe06" officeooo:paragraph-rsid="00aebe06"/>
    </style:style>
    <style:style style:name="P207" style:family="paragraph" style:parent-style-name="Text_20_body">
      <style:text-properties officeooo:rsid="00af0bf0" officeooo:paragraph-rsid="00af0bf0"/>
    </style:style>
    <style:style style:name="P208" style:family="paragraph" style:parent-style-name="Text_20_body">
      <style:text-properties officeooo:rsid="00b0e2f2" officeooo:paragraph-rsid="00b0e2f2"/>
    </style:style>
    <style:style style:name="P209" style:family="paragraph" style:parent-style-name="Text_20_body" style:list-style-name="L26">
      <style:text-properties officeooo:rsid="00b2460b" officeooo:paragraph-rsid="00b2460b"/>
    </style:style>
    <style:style style:name="P210" style:family="paragraph" style:parent-style-name="Text_20_body">
      <style:text-properties officeooo:rsid="00b2460b" officeooo:paragraph-rsid="00b2460b"/>
    </style:style>
    <style:style style:name="P211" style:family="paragraph" style:parent-style-name="Text_20_body">
      <style:text-properties officeooo:rsid="00b31f8f" officeooo:paragraph-rsid="00b31f8f"/>
    </style:style>
    <style:style style:name="P212" style:family="paragraph" style:parent-style-name="Text_20_body">
      <style:text-properties officeooo:rsid="00b3c856" officeooo:paragraph-rsid="00b3c856"/>
    </style:style>
    <style:style style:name="P213" style:family="paragraph" style:parent-style-name="Text_20_body">
      <style:text-properties fo:color="#c9211e" officeooo:rsid="00b5c7eb" officeooo:paragraph-rsid="00b5c7eb"/>
    </style:style>
    <style:style style:name="T1" style:family="text">
      <style:text-properties officeooo:rsid="001d0934"/>
    </style:style>
    <style:style style:name="T2" style:family="text">
      <style:text-properties style:font-name="Arial1" fo:language="pt" fo:country="BR"/>
    </style:style>
    <style:style style:name="T3" style:family="text">
      <style:text-properties style:font-name="Arial1" fo:language="pt" fo:country="BR" officeooo:rsid="0031a03f"/>
    </style:style>
    <style:style style:name="T4" style:family="text">
      <style:text-properties style:font-name="Arial1" fo:language="pt" fo:country="BR" officeooo:rsid="003ed422"/>
    </style:style>
    <style:style style:name="T5" style:family="text">
      <style:text-properties style:font-name="Arial1" fo:language="pt" fo:country="BR" fo:font-style="italic" fo:font-weight="bold" officeooo:rsid="004e3c26" style:font-style-asian="italic" style:font-weight-asian="bold" style:font-style-complex="italic" style:font-weight-complex="bold"/>
    </style:style>
    <style:style style:name="T6" style:family="text">
      <style:text-properties style:font-name="Arial1" fo:language="pt" fo:country="BR" officeooo:rsid="004e3c26"/>
    </style:style>
    <style:style style:name="T7" style:family="text">
      <style:text-properties style:font-name="Arial1" fo:language="pt" fo:country="BR" officeooo:rsid="0054511c"/>
    </style:style>
    <style:style style:name="T8" style:family="text">
      <style:text-properties style:font-name="Arial1" fo:language="pt" fo:country="BR" officeooo:rsid="00635c9a"/>
    </style:style>
    <style:style style:name="T9" style:family="text">
      <style:text-properties style:font-name="Arial1" fo:language="pt" fo:country="BR" officeooo:rsid="00702056"/>
    </style:style>
    <style:style style:name="T10" style:family="text">
      <style:text-properties style:font-name="Arial1" fo:language="pt" fo:country="BR" officeooo:rsid="00797e8d"/>
    </style:style>
    <style:style style:name="T11" style:family="text">
      <style:text-properties style:font-name="Arial1" fo:language="pt" fo:country="BR" officeooo:rsid="00a0d7cf"/>
    </style:style>
    <style:style style:name="T12" style:family="text">
      <style:text-properties style:font-name="Arial1" fo:language="pt" fo:country="BR" fo:font-style="normal" fo:font-weight="bold" officeooo:rsid="00a0d7cf" style:font-style-asian="normal" style:font-weight-asian="bold" style:font-style-complex="normal" style:font-weight-complex="bold"/>
    </style:style>
    <style:style style:name="T13" style:family="text">
      <style:text-properties style:font-name="Arial1" fo:language="pt" fo:country="BR" fo:font-weight="bold" style:font-weight-asian="bold" style:font-weight-complex="bold"/>
    </style:style>
    <style:style style:name="T14" style:family="text">
      <style:text-properties style:font-name="Arial1" fo:language="pt" fo:country="BR" fo:font-weight="bold" officeooo:rsid="00a0d7cf" style:font-weight-asian="bold" style:font-weight-complex="bold"/>
    </style:style>
    <style:style style:name="T15" style:family="text">
      <style:text-properties style:font-name="Arial1" fo:language="pt" fo:country="BR" fo:font-weight="normal" style:font-weight-asian="normal" style:font-weight-complex="normal"/>
    </style:style>
    <style:style style:name="T16" style:family="text">
      <style:text-properties style:font-name="Arial1" fo:language="pt" fo:country="BR" officeooo:rsid="00a45b31"/>
    </style:style>
    <style:style style:name="T17" style:family="text">
      <style:text-properties officeooo:rsid="003ed422" fo:background-color="transparent" loext:char-shading-value="0"/>
    </style:style>
    <style:style style:name="T18" style:family="text">
      <style:text-properties officeooo:rsid="00444958"/>
    </style:style>
    <style:style style:name="T19" style:family="text">
      <style:text-properties officeooo:rsid="0044d116"/>
    </style:style>
    <style:style style:name="T20" style:family="text">
      <style:text-properties fo:font-weight="bold" style:font-weight-asian="bold" style:font-weight-complex="bold"/>
    </style:style>
    <style:style style:name="T21" style:family="text">
      <style:text-properties fo:font-weight="bold" officeooo:rsid="004e3c26" style:font-weight-asian="bold" style:font-weight-complex="bold"/>
    </style:style>
    <style:style style:name="T22" style:family="text">
      <style:text-properties fo:font-weight="bold" officeooo:rsid="004d73f3" style:font-weight-asian="bold" style:font-weight-complex="bold"/>
    </style:style>
    <style:style style:name="T23" style:family="text">
      <style:text-properties fo:font-weight="bold" officeooo:rsid="0092b561" style:font-weight-asian="bold" style:font-weight-complex="bold"/>
    </style:style>
    <style:style style:name="T24" style:family="text">
      <style:text-properties fo:font-weight="bold" officeooo:rsid="009461e8" style:font-weight-asian="bold" style:font-weight-complex="bold"/>
    </style:style>
    <style:style style:name="T25" style:family="text">
      <style:text-properties fo:font-weight="bold" officeooo:rsid="00a374b0" style:font-weight-asian="bold" style:font-weight-complex="bold"/>
    </style:style>
    <style:style style:name="T26" style:family="text">
      <style:text-properties fo:font-weight="bold" officeooo:rsid="00a5d1eb"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4779be" style:font-weight-asian="normal" style:font-weight-complex="normal"/>
    </style:style>
    <style:style style:name="T29" style:family="text">
      <style:text-properties fo:font-weight="normal" officeooo:rsid="0052781d" style:font-weight-asian="normal" style:font-weight-complex="normal"/>
    </style:style>
    <style:style style:name="T30" style:family="text">
      <style:text-properties fo:font-weight="normal" officeooo:rsid="0061659b" style:font-weight-asian="normal" style:font-weight-complex="normal"/>
    </style:style>
    <style:style style:name="T31" style:family="text">
      <style:text-properties fo:font-weight="normal" officeooo:rsid="009461e8" style:font-weight-asian="normal" style:font-weight-complex="normal"/>
    </style:style>
    <style:style style:name="T32" style:family="text">
      <style:text-properties fo:font-weight="normal" officeooo:rsid="00a374b0" style:font-weight-asian="normal" style:font-weight-complex="normal"/>
    </style:style>
    <style:style style:name="T33" style:family="text">
      <style:text-properties fo:font-weight="normal" officeooo:rsid="00a5d1eb" style:font-weight-asian="normal" style:font-weight-complex="normal"/>
    </style:style>
    <style:style style:name="T34" style:family="text">
      <style:text-properties fo:font-weight="normal" officeooo:rsid="00af0bf0" style:font-weight-asian="normal" style:font-weight-complex="normal"/>
    </style:style>
    <style:style style:name="T35" style:family="text">
      <style:text-properties officeooo:rsid="0046bcda"/>
    </style:style>
    <style:style style:name="T36" style:family="text">
      <style:text-properties fo:color="#c9211e" fo:font-weight="bold" fo:background-color="#ffff00" loext:char-shading-value="0" style:font-weight-asian="bold" style:font-weight-complex="bold"/>
    </style:style>
    <style:style style:name="T37" style:family="text">
      <style:text-properties fo:color="#c9211e" fo:font-style="normal" fo:font-weight="normal" officeooo:rsid="007605a6" style:font-style-asian="normal" style:font-weight-asian="normal" style:font-style-complex="normal" style:font-weight-complex="normal"/>
    </style:style>
    <style:style style:name="T38" style:family="text">
      <style:text-properties officeooo:rsid="004d73f3"/>
    </style:style>
    <style:style style:name="T39" style:family="text">
      <style:text-properties officeooo:rsid="004e3c26"/>
    </style:style>
    <style:style style:name="T40" style:family="text">
      <style:text-properties officeooo:rsid="0052781d"/>
    </style:style>
    <style:style style:name="T41" style:family="text">
      <style:text-properties officeooo:rsid="0054511c"/>
    </style:style>
    <style:style style:name="T42" style:family="text">
      <style:text-properties fo:text-transform="capitalize" style:font-name="Arial1" fo:font-size="12pt" fo:language="pt" fo:country="BR" fo:font-style="italic" fo:font-weight="bold" officeooo:rsid="0054511c" style:font-name-asian="Microsoft YaHei" style:font-size-asian="14.1000003814697pt" style:font-weight-asian="bold" style:font-name-complex="Lucida Sans" style:font-size-complex="14.1000003814697pt" style:font-weight-complex="bold"/>
    </style:style>
    <style:style style:name="T43" style:family="text">
      <style:text-properties fo:text-transform="capitalize" style:font-name="Arial1" fo:font-size="12pt" fo:language="pt" fo:country="BR" fo:font-weight="bold" officeooo:rsid="005cf762" style:font-name-asian="Microsoft YaHei" style:font-size-asian="16.1000003814697pt" style:font-weight-asian="bold" style:font-name-complex="Lucida Sans" style:font-size-complex="16.1000003814697pt" style:font-weight-complex="bold"/>
    </style:style>
    <style:style style:name="T44" style:family="text">
      <style:text-properties officeooo:rsid="005cf762"/>
    </style:style>
    <style:style style:name="T45" style:family="text">
      <style:text-properties officeooo:rsid="005ed98a"/>
    </style:style>
    <style:style style:name="T46" style:family="text">
      <style:text-properties officeooo:rsid="00601561"/>
    </style:style>
    <style:style style:name="T47" style:family="text">
      <style:text-properties officeooo:rsid="00635c9a"/>
    </style:style>
    <style:style style:name="T48" style:family="text">
      <style:text-properties officeooo:rsid="006656d6"/>
    </style:style>
    <style:style style:name="T49" style:family="text">
      <style:text-properties officeooo:rsid="0067c980"/>
    </style:style>
    <style:style style:name="T50" style:family="text">
      <style:text-properties fo:background-color="#ffff00" loext:char-shading-value="0"/>
    </style:style>
    <style:style style:name="T51" style:family="text">
      <style:text-properties officeooo:rsid="006f78d9"/>
    </style:style>
    <style:style style:name="T52" style:family="text">
      <style:text-properties officeooo:rsid="00702056"/>
    </style:style>
    <style:style style:name="T53" style:family="text">
      <style:text-properties officeooo:rsid="00729b47"/>
    </style:style>
    <style:style style:name="T54" style:family="text">
      <style:text-properties officeooo:rsid="007376ec"/>
    </style:style>
    <style:style style:name="T55" style:family="text">
      <style:text-properties officeooo:rsid="0074ee2e"/>
    </style:style>
    <style:style style:name="T56" style:family="text">
      <style:text-properties officeooo:rsid="00759e03"/>
    </style:style>
    <style:style style:name="T57" style:family="text">
      <style:text-properties style:text-position="super 58%" officeooo:rsid="00759e03"/>
    </style:style>
    <style:style style:name="T58" style:family="text">
      <style:text-properties fo:font-style="italic" style:font-style-asian="italic" style:font-style-complex="italic"/>
    </style:style>
    <style:style style:name="T59" style:family="text">
      <style:text-properties fo:font-style="italic" officeooo:rsid="00759e03" style:font-style-asian="italic" style:font-style-complex="italic"/>
    </style:style>
    <style:style style:name="T60" style:family="text">
      <style:text-properties fo:font-style="italic" fo:font-weight="normal" officeooo:rsid="007605a6" style:font-style-asian="italic" style:font-weight-asian="normal" style:font-style-complex="italic" style:font-weight-complex="normal"/>
    </style:style>
    <style:style style:name="T61" style:family="text">
      <style:text-properties fo:font-style="normal" style:font-style-asian="normal" style:font-style-complex="normal"/>
    </style:style>
    <style:style style:name="T62" style:family="text">
      <style:text-properties fo:font-style="normal" officeooo:rsid="00759e03" style:font-style-asian="normal" style:font-style-complex="normal"/>
    </style:style>
    <style:style style:name="T63" style:family="text">
      <style:text-properties fo:font-style="normal" officeooo:rsid="007605a6"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7605a6" style:font-style-asian="normal" style:font-weight-asian="normal" style:font-style-complex="normal" style:font-weight-complex="normal"/>
    </style:style>
    <style:style style:name="T66" style:family="text">
      <style:text-properties fo:font-style="normal" fo:font-weight="normal" officeooo:rsid="009461e8" style:font-style-asian="normal" style:font-weight-asian="normal" style:font-style-complex="normal" style:font-weight-complex="normal"/>
    </style:style>
    <style:style style:name="T67" style:family="text">
      <style:text-properties officeooo:rsid="00797e8d"/>
    </style:style>
    <style:style style:name="T68" style:family="text">
      <style:text-properties officeooo:rsid="00823008"/>
    </style:style>
    <style:style style:name="T69" style:family="text">
      <style:text-properties officeooo:rsid="0089e068"/>
    </style:style>
    <style:style style:name="T70" style:family="text">
      <style:text-properties officeooo:rsid="0090b7eb"/>
    </style:style>
    <style:style style:name="T71" style:family="text">
      <style:text-properties officeooo:rsid="00925508"/>
    </style:style>
    <style:style style:name="T72" style:family="text">
      <style:text-properties officeooo:rsid="0092b561"/>
    </style:style>
    <style:style style:name="T73" style:family="text">
      <style:text-properties officeooo:rsid="0093a7a2"/>
    </style:style>
    <style:style style:name="T74" style:family="text">
      <style:text-properties officeooo:rsid="009461e8"/>
    </style:style>
    <style:style style:name="T75" style:family="text">
      <style:text-properties officeooo:rsid="0096f77b"/>
    </style:style>
    <style:style style:name="T76" style:family="text">
      <style:text-properties officeooo:rsid="009790d2"/>
    </style:style>
    <style:style style:name="T77" style:family="text">
      <style:text-properties officeooo:rsid="00a0d7cf"/>
    </style:style>
    <style:style style:name="T78" style:family="text">
      <style:text-properties officeooo:rsid="00a374b0"/>
    </style:style>
    <style:style style:name="T79" style:family="text">
      <style:text-properties officeooo:rsid="00a45b31"/>
    </style:style>
    <style:style style:name="T80" style:family="text">
      <style:text-properties officeooo:rsid="00a5d1eb"/>
    </style:style>
    <style:style style:name="T81" style:family="text">
      <style:text-properties officeooo:rsid="00a70cae"/>
    </style:style>
    <style:style style:name="T82" style:family="text">
      <style:text-properties officeooo:rsid="00a9622b"/>
    </style:style>
    <style:style style:name="T83" style:family="text">
      <style:text-properties officeooo:rsid="00acd334"/>
    </style:style>
    <style:style style:name="T84" style:family="text">
      <style:text-properties officeooo:rsid="00adb668"/>
    </style:style>
    <style:style style:name="T85" style:family="text">
      <style:text-properties officeooo:rsid="00b3c856"/>
    </style:style>
    <style:style style:name="T86" style:family="text">
      <style:text-properties officeooo:rsid="00b5c7eb"/>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start text:name="__RefHeading___Toc74_2961738099"/>JEDIEL DA ROSA RIBEIRO<text:bookmark-end text:name="__RefHeading___Toc74_2961738099"/></text:p>
      <text:p text:style-name="P3"/>
      <text:p text:style-name="P3"/>
      <text:p text:style-name="P3"/>
      <text:p text:style-name="Contents_20_Heading"/>
      <text:p text:style-name="P3"/>
      <text:p text:style-name="P3"/>
      <text:p text:style-name="P3"/>
      <text:p text:style-name="P3"/>
      <text:p text:style-name="P9">TEOLOGIA DO NOVO TESTAMENTO</text:p>
      <text:p text:style-name="P7">Sandro Aguiar</text:p>
      <text:p text:style-name="P5"/>
      <text:p text:style-name="P5"/>
      <text:p text:style-name="P5"/>
      <text:p text:style-name="P5"/>
      <text:p text:style-name="P5"/>
      <text:p text:style-name="P6"/>
      <text:p text:style-name="P6"/>
      <text:p text:style-name="P4"><text:bookmark-start text:name="__RefHeading___Toc76_2961738099"/><text:span text:style-name="T3">GASPAR</text:span>/SC<text:line-break/><text:span text:style-name="T17">OUT</text:span><text:span text:style-name="T4">UBRO D</text:span><text:span text:style-name="T1">E 2021</text:span><text:bookmark-end text:name="__RefHeading___Toc76_2961738099"/></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109">Sumário</text:p>
          </text:index-title>
          <text:p text:style-name="P106"><text:a xlink:type="simple" xlink:href="#__RefHeading___Toc450_857325647" text:style-name="Index_20_Link" text:visited-style-name="Index_20_Link">Aula 1 – Introdução<text:tab/>4</text:a></text:p>
          <text:p text:style-name="P107"><text:a xlink:type="simple" xlink:href="#__RefHeading___Toc452_857325647" text:style-name="Index_20_Link" text:visited-style-name="Index_20_Link">A teologia dos evangelhos sinóticos<text:tab/>4</text:a></text:p>
          <text:p text:style-name="P108"><text:a xlink:type="simple" xlink:href="#__RefHeading___Toc454_857325647" text:style-name="Index_20_Link" text:visited-style-name="Index_20_Link">O surgimento de um novo prefeta no deserto.<text:tab/>4</text:a></text:p>
          <text:p text:style-name="P108"><text:a xlink:type="simple" xlink:href="#__RefHeading___Toc456_857325647" text:style-name="Index_20_Link" text:visited-style-name="Index_20_Link">A origem do Batismo João<text:tab/>4</text:a></text:p>
          <text:p text:style-name="P107"><text:a xlink:type="simple" xlink:href="#__RefHeading___Toc458_857325647" text:style-name="Index_20_Link" text:visited-style-name="Index_20_Link">O conceito de Reino de Deus nos Evangelhos Sinóticos<text:tab/>6</text:a></text:p>
          <text:p text:style-name="P108"><text:a xlink:type="simple" xlink:href="#__RefHeading___Toc460_857325647" text:style-name="Index_20_Link" text:visited-style-name="Index_20_Link">O paradoxo do Reino<text:tab/>6</text:a></text:p>
          <text:p text:style-name="P108"><text:a xlink:type="simple" xlink:href="#__RefHeading___Toc462_857325647" text:style-name="Index_20_Link" text:visited-style-name="Index_20_Link">Tempo presente<text:tab/>6</text:a></text:p>
          <text:p text:style-name="P108"><text:a xlink:type="simple" xlink:href="#__RefHeading___Toc464_857325647" text:style-name="Index_20_Link" text:visited-style-name="Index_20_Link">Tempo futuro<text:tab/>6</text:a></text:p>
          <text:p text:style-name="P108"><text:a xlink:type="simple" xlink:href="#__RefHeading___Toc466_857325647" text:style-name="Index_20_Link" text:visited-style-name="Index_20_Link">O Deus do Reino É um Deus que </text:a><text:a xlink:type="simple" xlink:href="#__RefHeading___Toc466_857325647" text:style-name="Index_20_Link" text:visited-style-name="Index_20_Link">Busca</text:a><text:a xlink:type="simple" xlink:href="#__RefHeading___Toc466_857325647" text:style-name="Index_20_Link" text:visited-style-name="Index_20_Link">.<text:tab/>7</text:a></text:p>
          <text:p text:style-name="P108"><text:a xlink:type="simple" xlink:href="#__RefHeading___Toc468_857325647" text:style-name="Index_20_Link" text:visited-style-name="Index_20_Link">O Deus do Reino é o Deus que convida<text:tab/>7</text:a></text:p>
          <text:p text:style-name="P106"><text:a xlink:type="simple" xlink:href="#__RefHeading___Toc646_857325647" text:style-name="Index_20_Link" text:visited-style-name="Index_20_Link">Aula 2 – Continuação<text:tab/>8</text:a></text:p>
          <text:p text:style-name="P107"><text:a xlink:type="simple" xlink:href="#__RefHeading___Toc648_857325647" text:style-name="Index_20_Link" text:visited-style-name="Index_20_Link">O que é o Reino de Deus?<text:tab/>8</text:a></text:p>
          <text:p text:style-name="P107"><text:a xlink:type="simple" xlink:href="#__RefHeading___Toc650_857325647" text:style-name="Index_20_Link" text:visited-style-name="Index_20_Link">O Deus do Reino é Paternal<text:tab/>8</text:a></text:p>
          <text:p text:style-name="P107"><text:a xlink:type="simple" xlink:href="#__RefHeading___Toc652_857325647" text:style-name="Index_20_Link" text:visited-style-name="Index_20_Link">O Deus do reino julga<text:tab/>8</text:a></text:p>
          <text:p text:style-name="P107"><text:a xlink:type="simple" xlink:href="#__RefHeading___Toc654_857325647" text:style-name="Index_20_Link" text:visited-style-name="Index_20_Link">O Mistério do Reino<text:tab/>9</text:a></text:p>
          <text:p text:style-name="P107"><text:a xlink:type="simple" xlink:href="#__RefHeading___Toc656_857325647" text:style-name="Index_20_Link" text:visited-style-name="Index_20_Link">Os quatro tipos de solo<text:tab/>9</text:a></text:p>
          <text:p text:style-name="P107"><text:a xlink:type="simple" xlink:href="#__RefHeading___Toc658_857325647" text:style-name="Index_20_Link" text:visited-style-name="Index_20_Link">O trigo e o joio<text:tab/>9</text:a></text:p>
          <text:p text:style-name="P108"><text:a xlink:type="simple" xlink:href="#__RefHeading___Toc660_857325647" text:style-name="Index_20_Link" text:visited-style-name="Index_20_Link">Pensamento aleatório<text:tab/>9</text:a></text:p>
          <text:p text:style-name="P107"><text:a xlink:type="simple" xlink:href="#__RefHeading___Toc662_857325647" text:style-name="Index_20_Link" text:visited-style-name="Index_20_Link">Recomendação de livro<text:tab/>10</text:a></text:p>
          <text:p text:style-name="P107"><text:a xlink:type="simple" xlink:href="#__RefHeading___Toc664_857325647" text:style-name="Index_20_Link" text:visited-style-name="Index_20_Link">Conclusão<text:tab/>10</text:a></text:p>
          <text:p text:style-name="P107"><text:a xlink:type="simple" xlink:href="#__RefHeading___Toc666_857325647" text:style-name="Index_20_Link" text:visited-style-name="Index_20_Link">A ética do reino de deus<text:tab/>10</text:a></text:p>
          <text:p text:style-name="P108"><text:a xlink:type="simple" xlink:href="#__RefHeading___Toc668_857325647" text:style-name="Index_20_Link" text:visited-style-name="Index_20_Link"><text:s/>A ética é absoluta<text:tab/>10</text:a></text:p>
          <text:p text:style-name="P108"><text:a xlink:type="simple" xlink:href="#__RefHeading___Toc670_857325647" text:style-name="Index_20_Link" text:visited-style-name="Index_20_Link">A ética da vida interior<text:tab/>10</text:a></text:p>
          <text:p text:style-name="P107"><text:a xlink:type="simple" xlink:href="#__RefHeading___Toc470_857325647" text:style-name="Index_20_Link" text:visited-style-name="Index_20_Link">A teologia de João<text:tab/>11</text:a></text:p>
          <text:p text:style-name="P108"><text:a xlink:type="simple" xlink:href="#__RefHeading___Toc1047_2471274279" text:style-name="Index_20_Link" text:visited-style-name="Index_20_Link">A vida eterna<text:tab/>11</text:a></text:p>
          <text:p text:style-name="P108"><text:a xlink:type="simple" xlink:href="#__RefHeading___Toc1049_2471274279" text:style-name="Index_20_Link" text:visited-style-name="Index_20_Link">Aspecto Escatológico<text:tab/>11</text:a></text:p>
          <text:p text:style-name="P108"><text:a xlink:type="simple" xlink:href="#__RefHeading___Toc1051_2471274279" text:style-name="Index_20_Link" text:visited-style-name="Index_20_Link">Experiência presente<text:tab/>12</text:a></text:p>
          <text:p text:style-name="P108"><text:a xlink:type="simple" xlink:href="#__RefHeading___Toc1053_2471274279" text:style-name="Index_20_Link" text:visited-style-name="Index_20_Link">A natureza da Vida Eterna<text:tab/>12</text:a></text:p>
          <text:p text:style-name="P108"><text:a xlink:type="simple" xlink:href="#__RefHeading___Toc1055_2471274279" text:style-name="Index_20_Link" text:visited-style-name="Index_20_Link">Conhecimento no mundo Grego<text:tab/>12</text:a></text:p>
          <text:p text:style-name="P108"><text:a xlink:type="simple" xlink:href="#__RefHeading___Toc1057_2471274279" text:style-name="Index_20_Link" text:visited-style-name="Index_20_Link">Conhecimento no AT<text:tab/>13</text:a></text:p>
          <text:p text:style-name="P108"><text:a xlink:type="simple" xlink:href="#__RefHeading___Toc1059_2471274279" text:style-name="Index_20_Link" text:visited-style-name="Index_20_Link">Conhecimento em João<text:tab/>13</text:a></text:p>
          <text:p text:style-name="P107"><text:a xlink:type="simple" xlink:href="#__RefHeading___Toc1061_2471274279" text:style-name="Index_20_Link" text:visited-style-name="Index_20_Link">Fé, obras e sinais<text:tab/>14</text:a></text:p>
          <text:p text:style-name="P108"><text:a xlink:type="simple" xlink:href="#__RefHeading___Toc1063_2471274279" text:style-name="Index_20_Link" text:visited-style-name="Index_20_Link">Obras e sinais<text:tab/>14</text:a></text:p>
          <text:p text:style-name="P107"><text:a xlink:type="simple" xlink:href="#__RefHeading___Toc1065_2471274279" text:style-name="Index_20_Link" text:visited-style-name="Index_20_Link">Cristologia: O Logos – O pano de fundo Judaíco<text:tab/>15</text:a></text:p>
          <text:p text:style-name="P107"><text:a xlink:type="simple" xlink:href="#__RefHeading___Toc1067_2471274279" text:style-name="Index_20_Link" text:visited-style-name="Index_20_Link">Cristologia: O Logos – O pano de Grego<text:tab/>15</text:a></text:p>
          <text:p text:style-name="P108"><text:soft-page-break/><text:a xlink:type="simple" xlink:href="#__RefHeading___Toc1069_2471274279" text:style-name="Index_20_Link" text:visited-style-name="Index_20_Link">Tipos de revelação<text:tab/>16</text:a></text:p>
          <text:p text:style-name="P107"><text:a xlink:type="simple" xlink:href="#__RefHeading___Toc1071_2471274279" text:style-name="Index_20_Link" text:visited-style-name="Index_20_Link">O espírito Santo<text:tab/>16</text:a></text:p>
          <text:p text:style-name="P107"><text:a xlink:type="simple" xlink:href="#__RefHeading___Toc1073_2471274279" text:style-name="Index_20_Link" text:visited-style-name="Index_20_Link">Espírito Santo<text:tab/>17</text:a></text:p>
          <text:p text:style-name="P108"><text:a xlink:type="simple" xlink:href="#__RefHeading___Toc1075_2471274279" text:style-name="Index_20_Link" text:visited-style-name="Index_20_Link">A missão do espírito santo em relação aos discípulos<text:tab/>17</text:a></text:p>
          <text:p text:style-name="P108"><text:a xlink:type="simple" xlink:href="#__RefHeading___Toc1077_2471274279" text:style-name="Index_20_Link" text:visited-style-name="Index_20_Link">A missão do espírito santo em relação ao mundo<text:tab/>17</text:a></text:p>
          <text:p text:style-name="P107"><text:a xlink:type="simple" xlink:href="#__RefHeading___Toc1079_2471274279" text:style-name="Index_20_Link" text:visited-style-name="Index_20_Link">Espístolas de joão<text:tab/>17</text:a></text:p>
          <text:p text:style-name="P108"><text:a xlink:type="simple" xlink:href="#__RefHeading___Toc1081_2471274279" text:style-name="Index_20_Link" text:visited-style-name="Index_20_Link">Primeira epístola de João<text:tab/>17</text:a></text:p>
          <text:p text:style-name="P107"><text:a xlink:type="simple" xlink:href="#__RefHeading___Toc1083_2471274279" text:style-name="Index_20_Link" text:visited-style-name="Index_20_Link">II E III João<text:tab/>18</text:a></text:p>
          <text:p text:style-name="P108"><text:a xlink:type="simple" xlink:href="#__RefHeading___Toc1085_2471274279" text:style-name="Index_20_Link" text:visited-style-name="Index_20_Link">II João<text:tab/>18</text:a></text:p>
          <text:p text:style-name="P108"><text:a xlink:type="simple" xlink:href="#__RefHeading___Toc1087_2471274279" text:style-name="Index_20_Link" text:visited-style-name="Index_20_Link">III João<text:tab/>18</text:a></text:p>
          <text:p text:style-name="P107"><text:a xlink:type="simple" xlink:href="#__RefHeading___Toc1089_2471274279" text:style-name="Index_20_Link" text:visited-style-name="Index_20_Link">A teologia de apocalipse<text:tab/>18</text:a></text:p>
          <text:p text:style-name="P107"><text:a xlink:type="simple" xlink:href="#__RefHeading___Toc1091_2471274279" text:style-name="Index_20_Link" text:visited-style-name="Index_20_Link">Métodos de interpretação<text:tab/>19</text:a></text:p>
          <text:p text:style-name="P108"><text:a xlink:type="simple" xlink:href="#__RefHeading___Toc1093_2471274279" text:style-name="Index_20_Link" text:visited-style-name="Index_20_Link">Preterista<text:tab/>19</text:a></text:p>
          <text:p text:style-name="P108"><text:a xlink:type="simple" xlink:href="#__RefHeading___Toc1095_2471274279" text:style-name="Index_20_Link" text:visited-style-name="Index_20_Link">Historicista<text:tab/>19</text:a></text:p>
          <text:p text:style-name="P108"><text:a xlink:type="simple" xlink:href="#__RefHeading___Toc1097_2471274279" text:style-name="Index_20_Link" text:visited-style-name="Index_20_Link">Futurista<text:tab/>19</text:a></text:p>
          <text:p text:style-name="P108"><text:a xlink:type="simple" xlink:href="#__RefHeading___Toc1099_2471274279" text:style-name="Index_20_Link" text:visited-style-name="Index_20_Link">Idealista<text:tab/>19</text:a></text:p>
          <text:p text:style-name="P107"><text:a xlink:type="simple" xlink:href="#__RefHeading___Toc1101_2471274279" text:style-name="Index_20_Link" text:visited-style-name="Index_20_Link">Soberania e governo de Deus<text:tab/>19</text:a></text:p>
          <text:p text:style-name="P107"><text:a xlink:type="simple" xlink:href="#__RefHeading___Toc1103_2471274279" text:style-name="Index_20_Link" text:visited-style-name="Index_20_Link">A forças do Mal e o Poder de Deus<text:tab/>19</text:a></text:p>
          <text:p text:style-name="P106"><text:a xlink:type="simple" xlink:href="#__RefHeading___Toc2053_940643357" text:style-name="Index_20_Link" text:visited-style-name="Index_20_Link">Teologia de thiago<text:tab/>20</text:a></text:p>
          <text:p text:style-name="P107"><text:a xlink:type="simple" xlink:href="#__RefHeading___Toc2055_940643357" text:style-name="Index_20_Link" text:visited-style-name="Index_20_Link">A vida indivisa<text:tab/>20</text:a></text:p>
          <text:p text:style-name="P108"><text:a xlink:type="simple" xlink:href="#__RefHeading___Toc2057_940643357" text:style-name="Index_20_Link" text:visited-style-name="Index_20_Link">A Perseverança: A vida indivisa pelas tribulações<text:tab/>20</text:a></text:p>
          <text:p text:style-name="P108"><text:a xlink:type="simple" xlink:href="#__RefHeading___Toc2059_940643357" text:style-name="Index_20_Link" text:visited-style-name="Index_20_Link">A Fala: Uma vida indivisa pela duplicidade<text:tab/>21</text:a></text:p>
          <text:p text:style-name="P107"><text:a xlink:type="simple" xlink:href="#__RefHeading___Toc2061_940643357" text:style-name="Index_20_Link" text:visited-style-name="Index_20_Link">Fé e Obras<text:tab/>21</text:a></text:p>
          <text:p text:style-name="P108"><text:a xlink:type="simple" xlink:href="#__RefHeading___Toc2063_940643357" text:style-name="Index_20_Link" text:visited-style-name="Index_20_Link">Fé: Paulo<text:tab/>21</text:a></text:p>
          <text:p text:style-name="P108"><text:a xlink:type="simple" xlink:href="#__RefHeading___Toc2065_940643357" text:style-name="Index_20_Link" text:visited-style-name="Index_20_Link">Fé: Tiago<text:tab/>21</text:a></text:p>
          <text:p text:style-name="P108"><text:a xlink:type="simple" xlink:href="#__RefHeading___Toc2067_940643357" text:style-name="Index_20_Link" text:visited-style-name="Index_20_Link">Obras: Paulo<text:tab/>21</text:a></text:p>
          <text:p text:style-name="P108"><text:a xlink:type="simple" xlink:href="#__RefHeading___Toc2069_940643357" text:style-name="Index_20_Link" text:visited-style-name="Index_20_Link">Obras: Tiago<text:tab/>21</text:a></text:p>
          <text:p text:style-name="P106"><text:a xlink:type="simple" xlink:href="#__RefHeading___Toc1514_796212204" text:style-name="Index_20_Link" text:visited-style-name="Index_20_Link">Teologia de I PEDRO<text:tab/>22</text:a></text:p>
          <text:p text:style-name="P107"><text:a xlink:type="simple" xlink:href="#__RefHeading___Toc1516_796212204" text:style-name="Index_20_Link" text:visited-style-name="Index_20_Link">O cristão como povo de Deus<text:tab/>22</text:a></text:p>
          <text:p text:style-name="P107"><text:a xlink:type="simple" xlink:href="#__RefHeading___Toc1518_796212204" text:style-name="Index_20_Link" text:visited-style-name="Index_20_Link">Sofrimento humano<text:tab/>22</text:a></text:p>
          <text:p text:style-name="P107"><text:a xlink:type="simple" xlink:href="#__RefHeading___Toc1520_796212204" text:style-name="Index_20_Link" text:visited-style-name="Index_20_Link">Cristo nosso exemplo<text:tab/>22</text:a></text:p>
          <text:p text:style-name="P107"><text:a xlink:type="simple" xlink:href="#__RefHeading___Toc1522_796212204" text:style-name="Index_20_Link" text:visited-style-name="Index_20_Link">Sofrimento e esperança<text:tab/>22</text:a></text:p>
        </text:index-body>
      </text:table-of-content>
      <text:h text:style-name="P111" text:outline-level="1"/>
      <text:list xml:id="list140662253" text:style-name="Outline">
        <text:list-item>
          <text:h text:style-name="P120" text:outline-level="1"><text:bookmark-start text:name="__RefHeading___Toc450_857325647"/>Aula 1 – Introdução<text:bookmark-end text:name="__RefHeading___Toc450_857325647"/></text:h>
        </text:list-item>
      </text:list>
      <text:p text:style-name="P14">4 Evangelhos canônicos e 1 livro histórico</text:p>
      <text:p text:style-name="P13"/>
      <text:p text:style-name="P15">Duas formas de estudar a teologia do novo testamento</text:p>
      <text:p text:style-name="P15">→ Estudar a teologia de cada livro (em torno de 1 ano)</text:p>
      <text:p text:style-name="P15">→ Estudar blocos (teologia dos Evangelhos)</text:p>
      <text:p text:style-name="P15"/>
      <text:list xml:id="list115150905150314" text:continue-numbering="true" text:style-name="Outline">
        <text:list-item>
          <text:list>
            <text:list-item>
              <text:h text:style-name="P125" text:outline-level="2"><text:bookmark-start text:name="__RefHeading___Toc452_857325647"/>A teologia dos evangelhos sinóti<text:span text:style-name="T18">c</text:span>os<text:bookmark-end text:name="__RefHeading___Toc452_857325647"/></text:h>
            </text:list-item>
          </text:list>
        </text:list-item>
      </text:list>
      <text:p text:style-name="P17">Mateus, Marcos e Lucas.</text:p>
      <text:p text:style-name="P17"/>
      <text:list xml:id="list115152113555777" text:continue-numbering="true" text:style-name="Outline">
        <text:list-item>
          <text:list>
            <text:list-item>
              <text:list>
                <text:list-item>
                  <text:h text:style-name="Heading_20_3" text:outline-level="3"><text:bookmark-start text:name="__RefHeading___Toc454_857325647"/>O surgimento de um novo prefeta no deserto.<text:bookmark-end text:name="__RefHeading___Toc454_857325647"/></text:h>
                </text:list-item>
              </text:list>
            </text:list-item>
          </text:list>
        </text:list-item>
      </text:list>
      <text:p text:style-name="P17">“Arrependei-vos porque é chegado o reino dos céus.”</text:p>
      <text:p text:style-name="P17">→ Metanoia</text:p>
      <text:p text:style-name="P17"/>
      <text:list xml:id="list115150896055777" text:continue-numbering="true" text:style-name="Outline">
        <text:list-item>
          <text:list>
            <text:list-item>
              <text:list>
                <text:list-item>
                  <text:h text:style-name="Heading_20_3" text:outline-level="3"><text:bookmark-start text:name="__RefHeading___Toc456_857325647"/>A origem do Batismo <text:s/>João<text:bookmark-end text:name="__RefHeading___Toc456_857325647"/></text:h>
                </text:list-item>
              </text:list>
            </text:list-item>
          </text:list>
        </text:list-item>
      </text:list>
      <text:p text:style-name="P18">→ Com os essênios:</text:p>
      <text:p text:style-name="P18"><text:tab/>Praticava o batismo, requerendo batismo de arrependimento para os convertidos</text:p>
      <text:p text:style-name="P18">→ No batismo judaico dos prosélitos:</text:p>
      <text:p text:style-name="P18"><text:tab/>Quando um gentio abraçava o judaismo, deveria submeter-se a um banho ritual (batismo), à circuncisão e a oferecer sacrifícios.</text:p>
      <text:p text:style-name="P18">→ Nas purificações por lavagem previstas no A.T.:</text:p>
      <text:p text:style-name="P18"><text:tab/>Cerimônias onde os sacerdotes eram obrigados a se lavarem em sua preparação para o ministrarem no santuário.</text:p>
      <text:p text:style-name="P17"><text:soft-page-break/>“<text:span text:style-name="T19">Ele vos batizará com o Espírito Santo e com Fogo.”</text:span></text:p>
      <text:p text:style-name="P19">A proclamação que João fez da iminente atividade do Reino envolveu <text:span text:style-name="T20">dois aspectos</text:span><text:span text:style-name="T27">. Um </text:span><text:span text:style-name="T20">duplo batismo</text:span><text:span text:style-name="T27"> deveria acontecer. Com o espírito e com fogo (Mt. 3:11, Lc. 3:16)</text:span></text:p>
      <text:p text:style-name="P28"/>
      <text:p text:style-name="P29">Segundo João Batista, aquele que estaria por vir batizaria o justo com o Espírito Santo e os ímpios com o fogo.</text:p>
      <text:p text:style-name="P29"/>
      <text:p text:style-name="P29">Para João, o personagem messiânico é tanto Salvador como Juiz.</text:p>
      <text:p text:style-name="P29">O julgamento flamejante em sua proclamação, sugere um evento que põe fim à era presente e inalgura o século futuro.</text:p>
      <text:p text:style-name="Text_20_body"/>
      <text:p text:style-name="Text_20_body">“<text:span text:style-name="T35">O Futuro chegou. Cristo foi crucificado e já ressuscitou!”</text:span></text:p>
      <text:p text:style-name="Text_20_body"/>
      <text:p text:style-name="P20">A principal temática dos evangelhos sinóticos é o <text:span text:style-name="T20">Reino de Deus</text:span><text:span text:style-name="T27">.</text:span></text:p>
      <text:p text:style-name="P30"/>
      <text:p text:style-name="P30">Não achamos uma definição do reino de Deus.</text:p>
      <text:p text:style-name="P30">→ Soberania de Deus.</text:p>
      <text:p text:style-name="P21"><text:span text:style-name="T27">→</text:span><text:span text:style-name="T28"> A vontade de Deus prevalece. (Mas o que é a vontade de Deus?)</text:span></text:p>
      <text:p text:style-name="P31"/>
      <text:p text:style-name="P22"><text:span text:style-name="T28">M</text:span><text:span text:style-name="T27">arcos e Lucas → Reino de Deus</text:span></text:p>
      <text:p text:style-name="P22"><text:span text:style-name="T28">M</text:span><text:span text:style-name="T27">ateus → Reino dos céus (Pq era para os Judeus, eles não gostavam de escrever o nome de Deus pra não profanar e tals)</text:span></text:p>
      <text:list xml:id="list115150705341730" text:continue-numbering="true" text:style-name="Outline">
        <text:list-item>
          <text:list>
            <text:list-item>
              <text:h text:style-name="Heading_20_2" text:outline-level="2"><text:bookmark-start text:name="__RefHeading___Toc458_857325647"/><text:soft-page-break/>O conceito de Reino de Deus nos Evangelhos Sinóticos<text:bookmark-end text:name="__RefHeading___Toc458_857325647"/></text:h>
            </text:list-item>
          </text:list>
        </text:list-item>
      </text:list>
      <text:list xml:id="list2158727592" text:style-name="L1">
        <text:list-item>
          <text:p text:style-name="P160">O reino de Deus é a principal temática teológica dos ensinamentos de Jesus</text:p>
        </text:list-item>
        <text:list-item>
          <text:p text:style-name="P160">Para Jesus, havia chegado o tempo em que se poderia pregar que o reino de Deus está próximo</text:p>
        </text:list-item>
        <text:list-item>
          <text:p text:style-name="P160">No entanto, no fim do evangelho de Marcos pessoas estão aguardando o reino</text:p>
        </text:list-item>
      </text:list>
      <text:list xml:id="list115151095923435" text:continue-list="list115150705341730" text:style-name="Outline">
        <text:list-item>
          <text:list>
            <text:list-item>
              <text:list>
                <text:list-item>
                  <text:h text:style-name="Heading_20_3" text:outline-level="3"><text:bookmark-start text:name="__RefHeading___Toc460_857325647"/>O paradoxo do Reino<text:bookmark-end text:name="__RefHeading___Toc460_857325647"/></text:h>
                </text:list-item>
              </text:list>
            </text:list-item>
          </text:list>
        </text:list-item>
      </text:list>
      <text:p text:style-name="P32">O Reino é algo presente ou futuro?</text:p>
      <text:list xml:id="list115150962346474" text:continue-numbering="true" text:style-name="Outline">
        <text:list-item>
          <text:list>
            <text:list-item>
              <text:list>
                <text:list-item>
                  <text:h text:style-name="Heading_20_3" text:outline-level="3"/>
                </text:list-item>
              </text:list>
            </text:list-item>
          </text:list>
        </text:list-item>
      </text:list>
      <text:p text:style-name="P41"><text:span text:style-name="T50">O reino de Deus está </text:span><text:span text:style-name="T36">entre</text:span><text:span text:style-name="T50"> vós.</text:span></text:p>
      <text:list xml:id="list115151258914096" text:continue-numbering="true" text:style-name="Outline">
        <text:list-item>
          <text:list>
            <text:list-item>
              <text:list>
                <text:list-item>
                  <text:h text:style-name="Heading_20_3" text:outline-level="3"><text:bookmark-start text:name="__RefHeading___Toc462_857325647"/>Tempo presente<text:bookmark-end text:name="__RefHeading___Toc462_857325647"/></text:h>
                </text:list-item>
              </text:list>
            </text:list-item>
          </text:list>
        </text:list-item>
      </text:list>
      <text:list xml:id="list2905769984" text:style-name="L2">
        <text:list-item>
          <text:p text:style-name="P161">Jesus anuncia o reino como algo presente. Nele o grande futuro se tornara “tempo presente”</text:p>
        </text:list-item>
        <text:list-item>
          <text:p text:style-name="P161">A atividade miraculosa total de Jesus é a prova da presença do reeino. O reino viera nele e com ele.</text:p>
        </text:list-item>
        <text:list-item>
          <text:p text:style-name="P161">A era presente é um tempo de proclamação do reino, mas aparentemente também é um tempo de crescimento como sugere as paránolas.</text:p>
        </text:list-item>
      </text:list>
      <text:list xml:id="list115152665977163" text:continue-list="list115151258914096" text:style-name="Outline">
        <text:list-item>
          <text:list>
            <text:list-item>
              <text:list>
                <text:list-item>
                  <text:h text:style-name="Heading_20_3" text:outline-level="3"><text:bookmark-start text:name="__RefHeading___Toc464_857325647"/>Tempo futuro<text:bookmark-end text:name="__RefHeading___Toc464_857325647"/></text:h>
                </text:list-item>
              </text:list>
            </text:list-item>
          </text:list>
        </text:list-item>
      </text:list>
      <text:p text:style-name="Text_20_body"><text:tab/><text:span text:style-name="T38">O reino é visto como algo futuro, escatológico, como algo que ainda está por vir.</text:span></text:p>
      <text:p text:style-name="Text_20_body"><text:tab/><text:span text:style-name="T38">No entando, o futuro Reino escatológico já teve suas atividades na missão de Jesus.</text:span></text:p>
      <text:p text:style-name="Text_20_body"/>
      <text:p text:style-name="P23"><text:span text:style-name="T39">O </text:span><text:span text:style-name="T6">Reino</text:span><text:span text:style-name="T39"> de Deus </text:span><text:span text:style-name="T21">X</text:span><text:span text:style-name="T39"> O Império das Trevas</text:span></text:p>
      <text:list xml:id="list3782205068" text:style-name="L3">
        <text:list-item>
          <text:p text:style-name="P166">Com a mensagem de Jesus a respeito do Reino de Deus e seus milagres de expulsão de demônios, o Reino irrompeu na história</text:p>
        </text:list-item>
        <text:list-item>
          <text:p text:style-name="P166"><text:soft-page-break/>“Mas se eu expulso os demônios pelo espírito de Deus, é consequintemente chegado a vós o Reino de Deus”. Mt 12:28</text:p>
        </text:list-item>
      </text:list>
      <text:p text:style-name="P26">Cada vez que um demônio era expulso de alguém, Jesus via uma derrota de Satanás.</text:p>
      <text:p text:style-name="P26">O próprio demônio reconheceu um poder sobrenatural em Jesus, que era capaz de destruir o poder satânico (Mc 1:23-24)</text:p>
      <text:p text:style-name="P26">“Eu vi satanás como um raio, cair do céu” (Lc 10:18)</text:p>
      <text:list xml:id="list115150838774647" text:continue-list="list115152665977163" text:style-name="Outline">
        <text:list-item>
          <text:list>
            <text:list-item>
              <text:list>
                <text:list-item>
                  <text:h text:style-name="Heading_20_3" text:outline-level="3"><text:bookmark-start text:name="__RefHeading___Toc466_857325647"/>O Deus do Reino <text:span text:style-name="T41">É</text:span><text:span text:style-name="T40"> um Deus que </text:span><text:span text:style-name="T42">Busca</text:span><text:span text:style-name="T29">.</text:span><text:bookmark-end text:name="__RefHeading___Toc466_857325647"/></text:h>
                </text:list-item>
              </text:list>
            </text:list-item>
          </text:list>
        </text:list-item>
      </text:list>
      <text:p text:style-name="P33"/>
      <text:p text:style-name="P33">Em Jesus, Deus tomara a iniciativa de procurar o pecado, a fim de trazer os homens perdidos para a benção de seu Reino</text:p>
      <text:p text:style-name="P33">A grande verdade a respeito de Deus buscando o pecador é apresentada das três parábolas de Lucas 15. Em cada parábolahá uma iniciativa:</text:p>
      <text:p text:style-name="P33">O pastor busca a ovelha;</text:p>
      <text:p text:style-name="P33">a mulher varre a casa à procura da moeda;</text:p>
      <text:p text:style-name="P33">O pai espera pela volta do filho;</text:p>
      <text:list xml:id="list115151483107610" text:continue-numbering="true" text:style-name="Outline">
        <text:list-item>
          <text:list>
            <text:list-item>
              <text:list>
                <text:list-item>
                  <text:h text:style-name="P149" text:outline-level="3"><text:bookmark-start text:name="__RefHeading___Toc468_857325647"/>O Deus do Reino é o Deus que convida<text:bookmark-end text:name="__RefHeading___Toc468_857325647"/></text:h>
                </text:list-item>
              </text:list>
            </text:list-item>
          </text:list>
        </text:list-item>
      </text:list>
      <text:p text:style-name="P27">Jesus descreveu a salvação escatológica em termos de um banquete, uma festa, para a qual muitos foram convidados</text:p>
      <text:p text:style-name="P43"><text:span text:style-name="T41">Convidar pecadores para o grande banquete do Reino foi precisamente a missão do </text:span><text:span text:style-name="T7">Senhor</text:span><text:span text:style-name="T41">. Ele os convida a entrar no Reino e participar das bençãos messiânicas.</text:span></text:p>
      <text:h text:style-name="P112" text:outline-level="1"/>
      <text:list xml:id="list115152446567804" text:continue-numbering="true" text:style-name="Outline">
        <text:list-item>
          <text:h text:style-name="P121" text:outline-level="1"><text:bookmark-start text:name="__RefHeading___Toc646_857325647"/>Aula 2 – Continuação<text:bookmark-end text:name="__RefHeading___Toc646_857325647"/></text:h>
          <text:list>
            <text:list-item>
              <text:h text:style-name="P126" text:outline-level="2"/>
            </text:list-item>
            <text:list-item>
              <text:h text:style-name="P126" text:outline-level="2"><text:bookmark-start text:name="__RefHeading___Toc648_857325647"/><text:span text:style-name="T44">O que é o Reino de Deu</text:span><text:span text:style-name="T43">s?</text:span><text:bookmark-end text:name="__RefHeading___Toc648_857325647"/></text:h>
            </text:list-item>
          </text:list>
        </text:list-item>
      </text:list>
      <text:p text:style-name="Text_20_body"><text:tab/><text:span text:style-name="T44">O domínio/governo [redentivo] de Deus. Agindo de forma dinâmica, de forma ativa e presente em meio aos homens.</text:span></text:p>
      <text:p text:style-name="P42"/>
      <text:list xml:id="list115152335374902" text:continue-numbering="true" text:style-name="Outline">
        <text:list-item>
          <text:list>
            <text:list-item>
              <text:h text:style-name="P127" text:outline-level="2"><text:bookmark-start text:name="__RefHeading___Toc650_857325647"/>O Deus do Reino é Paternal<text:bookmark-end text:name="__RefHeading___Toc650_857325647"/></text:h>
            </text:list-item>
          </text:list>
        </text:list-item>
      </text:list>
      <text:p text:style-name="P43"><text:tab/><text:span text:style-name="T45">Deus busca pecadores, convidando-os a que se submetam ao seu domínio para que possam ser seu Pai. A paternidade de Deus é um dom do Reino de Deus</text:span></text:p>
      <text:p text:style-name="P43"/>
      <text:p text:style-name="P44">Deus é um pai que cuida das carências dos seus filhos</text:p>
      <text:p text:style-name="P44"/>
      <text:p text:style-name="P44"><text:tab/>Na salvação escatológica, o justo entrará no Reino de seu Pai. Ou seja, o Rei no Reino é um Pai</text:p>
      <text:p text:style-name="P44"/>
      <text:p text:style-name="P44">“<text:span text:style-name="T20">Pai</text:span><text:span text:style-name="T27"> nosso, que estás nos céus… venha o teu Reino.”</text:span></text:p>
      <text:p text:style-name="P34"/>
      <text:list xml:id="list115151608529127" text:continue-numbering="true" text:style-name="Outline">
        <text:list-item>
          <text:list>
            <text:list-item>
              <text:h text:style-name="P128" text:outline-level="2"><text:bookmark-start text:name="__RefHeading___Toc652_857325647"/>O Deus do reino julga<text:bookmark-end text:name="__RefHeading___Toc652_857325647"/></text:h>
            </text:list-item>
          </text:list>
        </text:list-item>
      </text:list>
      <text:p text:style-name="P46"><text:tab/><text:span text:style-name="T46">Aqueles que rejeitarem a oferta do Reino de Deus deverão sujeitar-se ao julgamento, pois, o contrário de herdar o Reino é sofrer a punição do fogo eterno.</text:span></text:p>
      <text:p text:style-name="P46"/>
      <text:p text:style-name="P46"><text:tab/><text:span text:style-name="T46">Aqueles que se reecusam a entrar no Reino e tentam impedir que outros entrem, não escaparão do fogo do interno</text:span></text:p>
      <text:p text:style-name="P46"/>
      <text:p text:style-name="P46"><text:soft-page-break/><text:tab/><text:span text:style-name="T46">Um terrível destino aguarda aqueles que procuram desviar os crentes do Reino de Deus.</text:span></text:p>
      <text:list xml:id="list115150719580352" text:continue-numbering="true" text:style-name="Outline">
        <text:list-item>
          <text:list>
            <text:list-item>
              <text:h text:style-name="P128" text:outline-level="2"><text:bookmark-start text:name="__RefHeading___Toc654_857325647"/>O Mistério do Reino<text:bookmark-end text:name="__RefHeading___Toc654_857325647"/></text:h>
            </text:list-item>
          </text:list>
        </text:list-item>
      </text:list>
      <text:p text:style-name="P45"><text:span text:style-name="T27"><text:tab/></text:span><text:span text:style-name="T30">Aquilo que vocês esperavam. Foi antecipado. É o cumprimento sem a consumação. Já, porém ainda não.</text:span></text:p>
      <text:p text:style-name="P35">Interval</text:p>
      <text:p text:style-name="P10">–––––––––– // –––––––––– // ––––––––––</text:p>
      <text:p text:style-name="P12"><text:tab/>Um dos aspectos característicos dos evangelhos sinóticos é o uso que Jesus faz de parábolas como meio de instrução.</text:p>
      <text:p text:style-name="P12"><text:tab/>Dentre elas, existe um grupo de parábolas chamadas “parábolas do reino”.</text:p>
      <text:p text:style-name="P12"><text:tab/>Mateus registra 11 vezes a expressão “O reino dos céus é semelhante a…”</text:p>
      <text:p text:style-name="P12"/>
      <text:list xml:id="list115151989302127" text:continue-numbering="true" text:style-name="Outline">
        <text:list-item>
          <text:list>
            <text:list-item>
              <text:h text:style-name="Heading_20_2" text:outline-level="2"><text:bookmark-start text:name="__RefHeading___Toc656_857325647"/><text:span text:style-name="T8">O</text:span><text:span text:style-name="T2">s quatro tipos de solo</text:span><text:bookmark-end text:name="__RefHeading___Toc656_857325647"/></text:h>
            </text:list-item>
          </text:list>
        </text:list-item>
      </text:list>
      <text:p text:style-name="P12"><text:tab/>O reino de Deus veio ao mundo para ser recebido por alguns e rejeitado por outros. Porém, quando a mensagem do Reino é recebida produzirá muitos frutos.</text:p>
      <text:p text:style-name="P8"/>
      <text:list xml:id="list115152620875840" text:continue-numbering="true" text:style-name="Outline">
        <text:list-item>
          <text:list>
            <text:list-item>
              <text:h text:style-name="Heading_20_2" text:outline-level="2"><text:bookmark-start text:name="__RefHeading___Toc658_857325647"/>O trigo e o joio<text:bookmark-end text:name="__RefHeading___Toc658_857325647"/></text:h>
            </text:list-item>
          </text:list>
        </text:list-item>
      </text:list>
      <text:p text:style-name="P47"><text:tab/><text:span text:style-name="T47">A parábola ilustra que o Reino está presente, porém atua de modo secreto no mundo. O Reino veio para a história, mas de tal modo que a sociedade não foi desestruturada. Apesar que os filhos do Reino compartilham de suas bençãos, vivem nessa era misturado com os ímpios</text:span></text:p>
      <text:list xml:id="list115151552089560" text:continue-numbering="true" text:style-name="Outline">
        <text:list-item>
          <text:list>
            <text:list-item>
              <text:list>
                <text:list-item>
                  <text:h text:style-name="P150" text:outline-level="3"><text:bookmark-start text:name="__RefHeading___Toc660_857325647"/>Pensamento aleatório<text:bookmark-end text:name="__RefHeading___Toc660_857325647"/></text:h>
                </text:list-item>
              </text:list>
            </text:list-item>
          </text:list>
        </text:list-item>
      </text:list>
      <text:p text:style-name="P49"><text:tab/>O que é um bom solo? <text:span text:style-name="T47">É mérito do solo? O que faz o solo bom para o plantio?</text:span></text:p>
      <text:list xml:id="list115152597035105" text:continue-numbering="true" text:style-name="Outline">
        <text:list-item>
          <text:list>
            <text:list-item>
              <text:h text:style-name="P129" text:outline-level="2"><text:bookmark-start text:name="__RefHeading___Toc662_857325647"/><text:soft-page-break/>Recomendação de livro <text:s text:c="114"/><text:bookmark-end text:name="__RefHeading___Toc662_857325647"/></text:h>
            </text:list-item>
          </text:list>
        </text:list-item>
      </text:list>
      <text:p text:style-name="P48">Armadilha das interpretações bíblicas – D. A. Carson</text:p>
      <text:list xml:id="list115152193120842" text:continue-numbering="true" text:style-name="Outline">
        <text:list-item>
          <text:list>
            <text:list-item>
              <text:h text:style-name="P130" text:outline-level="2"><text:bookmark-start text:name="__RefHeading___Toc664_857325647"/>Conclusão<text:bookmark-end text:name="__RefHeading___Toc664_857325647"/></text:h>
            </text:list-item>
          </text:list>
        </text:list-item>
      </text:list>
      <text:p text:style-name="P92"><text:tab/><text:span text:style-name="T48">A nova verdade, dada aos homens</text:span></text:p>
      <text:p text:style-name="P93"><text:s/>pela revelação na pessoa e na missão de Jesus, é que o Reino que deveria acontecer em poder apocalíptico em caráter final, como previsto em Daniel, netrou de fato, de uma forma oculta, na esfera história do mundo para atuar secretamente dentro dos homens e entre os homens.</text:p>
      <text:list xml:id="list115151228164767" text:continue-numbering="true" text:style-name="Outline">
        <text:list-item>
          <text:list>
            <text:list-item>
              <text:h text:style-name="Heading_20_2" text:outline-level="2"><text:bookmark-start text:name="__RefHeading___Toc666_857325647"/>A ética do reino de deus<text:bookmark-end text:name="__RefHeading___Toc666_857325647"/></text:h>
            </text:list-item>
          </text:list>
        </text:list-item>
      </text:list>
      <text:p text:style-name="P50"><text:tab/><text:span text:style-name="T49">Todo Reino sério tem suas regras e normas.</text:span></text:p>
      <text:p text:style-name="P51">Quais são as regras do Reino de Deus que os filhos de Deus devem seguir?</text:p>
      <text:list xml:id="list115151241531709" text:continue-numbering="true" text:style-name="Outline">
        <text:list-item>
          <text:list>
            <text:list-item>
              <text:list>
                <text:list-item>
                  <text:h text:style-name="Heading_20_3" text:outline-level="3"><text:bookmark-start text:name="__RefHeading___Toc668_857325647"/><text:s/><text:span text:style-name="T49">A ética é absoluta</text:span><text:bookmark-end text:name="__RefHeading___Toc668_857325647"/></text:h>
                </text:list-item>
              </text:list>
            </text:list-item>
          </text:list>
        </text:list-item>
      </text:list>
      <text:list xml:id="list484524792" text:style-name="L4">
        <text:list-item>
          <text:p text:style-name="P167">Definir de modo claro o ideal a ser incessantemente buscado por aqueles que professam a fé cristã.</text:p>
        </text:list-item>
        <text:list-item>
          <text:p text:style-name="P168">Para revelar que nenhum esforço humano é capaz em sim mesma de vivê-la, a não ser pelos méritos da obra redentora de Cristo.</text:p>
        </text:list-item>
        <text:list-item>
          <text:p text:style-name="P168">Para demonstrar que fora antecipada, como por espelho, o sublime estilo de vida a ser experimentado na dimensão futura do reino de Deus</text:p>
        </text:list-item>
      </text:list>
      <text:list xml:id="list115150951309022" text:continue-list="list115151241531709" text:style-name="Outline">
        <text:list-item>
          <text:list>
            <text:list-item>
              <text:list>
                <text:list-item>
                  <text:h text:style-name="P151" text:outline-level="3"><text:bookmark-start text:name="__RefHeading___Toc670_857325647"/>A ética da vida interior<text:bookmark-end text:name="__RefHeading___Toc670_857325647"/></text:h>
                </text:list-item>
              </text:list>
            </text:list-item>
          </text:list>
        </text:list-item>
      </text:list>
      <text:list xml:id="list1723174709" text:style-name="L5">
        <text:list-item>
          <text:p text:style-name="P169">A lei condenou o assassinato; Jesus condenou a ira</text:p>
        </text:list-item>
        <text:list-item>
          <text:p text:style-name="P169">A lei condenou o adultério; Jesus condenou o apetite pecaminoso</text:p>
        </text:list-item>
      </text:list>
      <text:list xml:id="list115151860267525" text:continue-list="list115150951309022" text:style-name="Outline">
        <text:list-item>
          <text:list>
            <text:list-item>
              <text:h text:style-name="P148" text:outline-level="2"><text:bookmark-start text:name="__RefHeading___Toc470_857325647"/>A teologia de João<text:bookmark-end text:name="__RefHeading___Toc470_857325647"/></text:h>
            </text:list-item>
          </text:list>
        </text:list-item>
      </text:list>
      <text:p text:style-name="P52"><text:tab/>Em joão, temos uma proposta diferente. Apesar da nomeclatura ser diferente, a ideia é igual. Quando João vai tratar desse assunto, ele vai montar toda sua teologia em cima disso, mas isso não significa que ele esteja dissociado dos evangelistas dos evangelhos sinóticos.</text:p>
      <text:p text:style-name="P52"/>
      <text:list xml:id="list115152481781268" text:continue-numbering="true" text:style-name="Outline">
        <text:list-item>
          <text:list>
            <text:list-item>
              <text:list>
                <text:list-item>
                  <text:h text:style-name="Heading_20_3" text:outline-level="3"><text:bookmark-start text:name="__RefHeading___Toc1047_2471274279"/>A vida eterna<text:bookmark-end text:name="__RefHeading___Toc1047_2471274279"/></text:h>
                </text:list-item>
              </text:list>
            </text:list-item>
          </text:list>
        </text:list-item>
      </text:list>
      <text:p text:style-name="P52"><text:tab/>É a principal temática. João se refere ao Reino de Deus apenas duas vezes. Mas vai se ocupar em falar e tratar sobre a vida eterna. Vida é uma expressão que aparece 36 vezes no evangelho de João. Vida eterna 17 vezes. </text:p>
      <text:p text:style-name="P52"><text:tab/>João dá ênfase aos longos discursos de Jesus, omitindo as parábolas. O que é a vida eterna então? Essa proposta não é única de João. De onde vem a ideia de vida eterna? Podemos ver em Daniel 12:1-2 e em Salmos 3:1-12. </text:p>
      <text:p text:style-name="P53"><text:tab/>João não falou sobre o Reino de Deus, mas falou sobre a vida do Reino.</text:p>
      <text:list xml:id="list115152433262288" text:continue-numbering="true" text:style-name="Outline">
        <text:list-item>
          <text:list>
            <text:list-item>
              <text:list>
                <text:list-item>
                  <text:h text:style-name="Heading_20_3" text:outline-level="3"><text:bookmark-start text:name="__RefHeading___Toc1049_2471274279"/>Aspecto Escatológico<text:bookmark-end text:name="__RefHeading___Toc1049_2471274279"/></text:h>
                </text:list-item>
              </text:list>
            </text:list-item>
          </text:list>
        </text:list-item>
      </text:list>
      <text:list xml:id="list3367911076" text:style-name="L6">
        <text:list-item>
          <text:p text:style-name="P170">Quem não crer no Filho não verá a vida eterna 3:36</text:p>
        </text:list-item>
        <text:list-item>
          <text:p text:style-name="P171">Aquele que não se apegar a sua vida nesse mundo guardá-la-á oara a vida eterna 12:25</text:p>
        </text:list-item>
        <text:list-item>
          <text:p text:style-name="P171">Quem beber da água da vida descobrirá que ela é uma fonte de vida no século futuro 4:14</text:p>
        </text:list-item>
        <text:list-item>
          <text:p text:style-name="P171">Há uma comida que somente Cristo pode dar, e que produzirá vida eterna 6:27</text:p>
        </text:list-item>
        <text:list-item>
          <text:p text:style-name="P171">Essa vida eterna será experimentada no último dia, quando o justo provará “a ressurreição da vida” 5:29</text:p>
        </text:list-item>
      </text:list>
      <text:list xml:id="list115152613444859" text:continue-list="list115152433262288" text:style-name="Outline">
        <text:list-item>
          <text:list>
            <text:list-item>
              <text:list>
                <text:list-item>
                  <text:h text:style-name="Heading_20_3" text:outline-level="3"><text:bookmark-start text:name="__RefHeading___Toc1051_2471274279"/><text:soft-page-break/>Experiência presente<text:bookmark-end text:name="__RefHeading___Toc1051_2471274279"/></text:h>
                </text:list-item>
              </text:list>
            </text:list-item>
          </text:list>
        </text:list-item>
      </text:list>
      <text:list xml:id="list137204311" text:style-name="L7">
        <text:list-item>
          <text:p text:style-name="P172">O propósito da missão de Jesus foi trazer aos <text:span text:style-name="T70">h</text:span>omens uma experiência presente da vida futura (10:10)</text:p>
        </text:list-item>
        <text:list-item>
          <text:p text:style-name="P172">Ele desceu do céu para dar vida ao mundo 6:33</text:p>
        </text:list-item>
        <text:list-item>
          <text:p text:style-name="P172">Ele desceu do céu para satisfazer a fome e a sede espiritual do mundo 6:35</text:p>
        </text:list-item>
        <text:list-item>
          <text:p text:style-name="P172">As palavras de Jesus são vida (6:63) porque elas procedem do Pai, que lhe ordenou o que deveria dizer e o mandamento de Deus é a …</text:p>
        </text:list-item>
        <text:list-item>
          <text:p text:style-name="P172">A vida está no próprio Jesus 5:26. Ele é o pão vivo que dá vida 6:51 e a água vida 4:10,14</text:p>
        </text:list-item>
        <text:list-item>
          <text:p text:style-name="P172">Por que o Pai conferiu ao Filho ter a vida em si mesmo 5:26, Jesus pode dizer: “Eu sou a vida” 11:25; 14:6</text:p>
        </text:list-item>
        <text:list-item>
          <text:p text:style-name="P172">O que desfruta da vida em Jesus viverá para sempre 6:51. Aqueles que recebem a vida eterna nnunca perecerão 10:28</text:p>
        </text:list-item>
        <text:list-item>
          <text:p text:style-name="P172">Jesus ressuscitará no último dia aqueles aos quais concedeu vida eterna 6:40,54</text:p>
        </text:list-item>
      </text:list>
      <text:p text:style-name="P54"/>
      <text:list xml:id="list115152101275572" text:continue-list="list115152613444859" text:style-name="Outline">
        <text:list-item>
          <text:list>
            <text:list-item>
              <text:list>
                <text:list-item>
                  <text:h text:style-name="Heading_20_3" text:outline-level="3"><text:bookmark-start text:name="__RefHeading___Toc1053_2471274279"/>A natureza da Vida Eterna<text:bookmark-end text:name="__RefHeading___Toc1053_2471274279"/></text:h>
                </text:list-item>
              </text:list>
            </text:list-item>
          </text:list>
        </text:list-item>
      </text:list>
      <text:p text:style-name="Text_20_body"><text:tab/>“<text:span text:style-name="T51">E a vida eterna é esta: que conheçam a ti só por único Deus verdadeiro e a Jesus Cristo, a quem enviaste</text:span>” <text:span text:style-name="T51">17:3</text:span></text:p>
      <text:p text:style-name="Text_20_body"/>
      <text:list xml:id="list115152513541010" text:continue-numbering="true" text:style-name="Outline">
        <text:list-item>
          <text:list>
            <text:list-item>
              <text:list>
                <text:list-item>
                  <text:h text:style-name="P152" text:outline-level="3"><text:bookmark-start text:name="__RefHeading___Toc1055_2471274279"/>Conhecimento no mundo Grego<text:bookmark-end text:name="__RefHeading___Toc1055_2471274279"/></text:h>
                </text:list-item>
              </text:list>
            </text:list-item>
          </text:list>
        </text:list-item>
      </text:list>
      <text:p text:style-name="P56"><text:tab/><text:span text:style-name="T51">No pensamento filosófico, conhecimento significa a contemplação de seu objeto, para que se possa descrever suas qualidades essenciais.</text:span></text:p>
      <text:p text:style-name="P55">A mente ao fazer uso da razão, pode perceber permanente daquilo que se observa.</text:p>
      <text:p text:style-name="P55"><text:soft-page-break/><text:tab/>No pensamento gnóstico, não é um pensamento racional, antes é a direta percepção de Deus pela mente (nous), não pelo uso de um raciocínio rigoroso, mas por meio de uma intuição direta e da iluminação interior (iluminação divina).</text:p>
      <text:list xml:id="list115152682347869" text:continue-numbering="true" text:style-name="Outline">
        <text:list-item>
          <text:list>
            <text:list-item>
              <text:list>
                <text:list-item>
                  <text:h text:style-name="P153" text:outline-level="3"><text:bookmark-start text:name="__RefHeading___Toc1057_2471274279"/>Conhecimento no AT<text:bookmark-end text:name="__RefHeading___Toc1057_2471274279"/></text:h>
                </text:list-item>
              </text:list>
            </text:list-item>
          </text:list>
        </text:list-item>
      </text:list>
      <text:p text:style-name="P58"><text:tab/><text:span text:style-name="T52">O conhecimento no Antigo testamento é bem diferente. O termo conota experiência, em lugar de contemplação e êxtase. O con</text:span><text:span text:style-name="T70">h</text:span><text:span text:style-name="T52">ecimento envolve relacionamento, comunhão e obediência. Esse conhecimento de Deus é o objetivo do Reino de Deus, e será plenamento atingido na consumação escatológica. Jr31:</text:span><text:span text:style-name="T9">34</text:span></text:p>
      <text:list xml:id="list115152243929741" text:continue-numbering="true" text:style-name="Outline">
        <text:list-item>
          <text:list>
            <text:list-item>
              <text:list>
                <text:list-item>
                  <text:h text:style-name="P153" text:outline-level="3"><text:bookmark-start text:name="__RefHeading___Toc1059_2471274279"/>Conhecimento em João<text:bookmark-end text:name="__RefHeading___Toc1059_2471274279"/></text:h>
                </text:list-item>
              </text:list>
            </text:list-item>
          </text:list>
        </text:list-item>
      </text:list>
      <text:p text:style-name="P57">Em joão o conhecimento é uma relação baseada na experiência. “Conheço as minhas ovelhas, e das minhas sou conhecido. Assim como o Pai me conhece a mim, também eu conheço o Pai” (Jo 10:14-15). O conhecimento de Jesus inclui o conhecimento de significado de sua missão:</text:p>
      <text:list xml:id="list3818294878" text:style-name="L8">
        <text:list-item>
          <text:p text:style-name="P173">Ele é enviado de Deus (17:8; 25)</text:p>
        </text:list-item>
        <text:list-item>
          <text:p text:style-name="P173">Veio para falar a palavra de Deus (8:28)</text:p>
        </text:list-item>
        <text:list-item>
          <text:p text:style-name="P173">Ele e o Pai habitam mutuamente um no outro (10:38)</text:p>
        </text:list-item>
      </text:list>
      <text:p text:style-name="P57"/>
      <text:p text:style-name="P59"><text:tab/>O conhecimento de Deus pode ser considerado como a benção escatológica descrita no AT. A vida eterna é a vida do futuro que foi trazida aos homens por Jesus. Se a presença da vida eterna é a escatologia realizada, o conhecimento de Deus também é.</text:p>
      <text:p text:style-name="P59">A comunhão íntima com Deus que fora prometida como uma benção em seu Reino escatológico, é agora oferecida por Jesus aos seres humanos.</text:p>
      <text:p text:style-name="P60">Em resumo: A vida eterna é o relacionamento e a comunhão.</text:p>
      <text:p text:style-name="P11">–––––––––– // –––––––––– // ––––––––––</text:p>
      <text:p text:style-name="P60"/>
      <text:list xml:id="list115151200832453" text:continue-list="list115152243929741" text:style-name="Outline">
        <text:list-item>
          <text:list>
            <text:list-header>
              <text:h text:style-name="P131" text:outline-level="2" text:is-list-header="true"><text:bookmark-start text:name="__RefHeading___Toc1061_2471274279"/><text:soft-page-break/><text:span text:style-name="T53">Fé, obras e </text:span><text:span text:style-name="T54">sinais</text:span><text:bookmark-end text:name="__RefHeading___Toc1061_2471274279"/></text:h>
            </text:list-header>
          </text:list>
        </text:list-item>
      </text:list>
      <text:p text:style-name="P61"><text:tab/>Crer é um termo que aparece muitas vezes nos evangelhos sinóticos. Porém, em joão aparece muitas mais vezes do que nos evangelhos sinóticos.</text:p>
      <text:p text:style-name="P61"/>
      <text:list xml:id="list115151542124399" text:continue-numbering="true" text:style-name="Outline">
        <text:list-item>
          <text:list>
            <text:list-item>
              <text:list>
                <text:list-item>
                  <text:h text:style-name="P154" text:outline-level="3"><text:bookmark-start text:name="__RefHeading___Toc1063_2471274279"/>Obras e sinais<text:bookmark-end text:name="__RefHeading___Toc1063_2471274279"/></text:h>
                </text:list-item>
              </text:list>
            </text:list-item>
          </text:list>
        </text:list-item>
      </text:list>
      <text:p text:style-name="P64"><text:tab/><text:span text:style-name="T55">Duas palavras características de João, relacionadas ao ato de crer, são “sinais” (semeia) e “obras” (erga). Ambas são usadas com referências.</text:span></text:p>
      <text:p text:style-name="P63"><text:tab/>Essa expressão é diferente daquela encontrada nos evangelhos sinóticos, em que os milagres de Jesus são usualmente chamados de “atos de poder” (dynameis)</text:p>
      <text:p text:style-name="P63"><text:tab/>Dynameis são atos de poder manifestando a irrupção do Reino de Deus na história. Atos pela qual ele estabelecxe o reino de Deus e derrobta o reino de satanás.</text:p>
      <text:p text:style-name="P63"><text:tab/>Os milagres são feits poderosos que autenticam a pessoa e a missão de Jesus e demonstram a presençta operadora de milagres de Deus em suas palavras e atos.</text:p>
      <text:p text:style-name="P62"/>
      <text:p text:style-name="P63">A palavra erga designa toda a ativ idade de Jesus e ã meramente seus milagres pelo fato de que a forma singular, ergon. Pode ser usada para referir-se à missão de Jesus como um todo.</text:p>
      <text:list xml:id="list3510327202" text:style-name="L9">
        <text:list-item>
          <text:p text:style-name="P174">Os feitos de Jesus refletem o fato de que o Pai está presente neles (10:32)</text:p>
        </text:list-item>
        <text:list-item>
          <text:p text:style-name="P174">Na realidade, são as obras do próprio Deus (10:37-38)</text:p>
        </text:list-item>
        <text:list-item>
          <text:p text:style-name="P174">Tais obras testemunham do fato de que Jesus é aquele que foi enviado por Deus (10:23)</text:p>
        </text:list-item>
        <text:list-item>
          <text:p text:style-name="P174">Os feitos de Jesus devem levar aqueles que os presenciaram, a crer nele (10:38; 14:11)</text:p>
        </text:list-item>
      </text:list>
      <text:p text:style-name="P16"/>
      <text:list xml:id="list115152545740697" text:continue-list="list115151542124399" text:style-name="Outline">
        <text:list-item>
          <text:list>
            <text:list-item>
              <text:h text:style-name="Heading_20_2" text:outline-level="2"><text:bookmark-start text:name="__RefHeading___Toc1065_2471274279"/><text:soft-page-break/>Cristologia: O Logos – <text:span text:style-name="T56">O pano de fundo Judaíco</text:span><text:bookmark-end text:name="__RefHeading___Toc1065_2471274279"/></text:h>
            </text:list-item>
          </text:list>
        </text:list-item>
      </text:list>
      <text:p text:style-name="P65"><text:tab/>No pensamento judaico, uma palavra era mais que um som expressando algum significado; uma palavra realmente fazia coisas. A palavra de Deus não é realmente um som; é uma causa eficaz. A palavra não somente dizia coisas; ela também as realizava.</text:p>
      <text:list xml:id="list115151013717678" text:continue-numbering="true" text:style-name="Outline">
        <text:list-item>
          <text:list>
            <text:list-item>
              <text:h text:style-name="P132" text:outline-level="2"><text:bookmark-start text:name="__RefHeading___Toc1067_2471274279"/>Cristologia: O Logos – O pano de Grego<text:bookmark-end text:name="__RefHeading___Toc1067_2471274279"/></text:h>
            </text:list-item>
          </text:list>
        </text:list-item>
      </text:list>
      <text:p text:style-name="P66"><text:tab/><text:span text:style-name="T56">No mundo grego, temos um homem que falou sobre o Logos. Herácleto (560</text:span><text:span text:style-name="T57">a</text:span><text:span text:style-name="T56">.C) morador de Éfeso. Queriam perguntar para Herácleto qual o sentido das coisas. Veja bem, os planetas e o mundo estão em verdadeira harmonia. As estações estão em harmonia, e tudo é organizado, mas como tudo isso se organiza? Por trás de toda essa organização existe uma mente operante. Uma mente que coordena tudo isso (nous). Uma mente divina que rege e organiza todo o universo. Herácleto chamou essa mente de Logos.</text:span></text:p>
      <text:p text:style-name="P66"><text:tab/><text:span text:style-name="T56">Anaxágoras também fala sobre </text:span><text:span text:style-name="T59">nous</text:span><text:span text:style-name="T62">, chamado por herácleto de logos. A mente que domina todas as coisas. Uma mente que rege todo o universo.</text:span></text:p>
      <text:p text:style-name="P70"><text:tab/>Platão declarou que o Logos de Deus que mantinha os planetas organizados e trazia de volta as estações. Sempre olhando para o Logos como uma nmente que dá sentido a tudo que existe.</text:p>
      <text:p text:style-name="P66"><text:span text:style-name="T62"><text:tab/>Estoicos declararam. Assim como am ente divina rege esse universo e dá sentido, a mente do homem é um pouco ou um pedaço dessa mente divina no homem.</text:span><text:span text:style-name="T63"> O Logos colocou o sentido no universo e no homem</text:span></text:p>
      <text:p text:style-name="P66"><text:span text:style-name="T63"><text:tab/>Filo de Alexandria. Tentou unir as ideias helênicas com a religião Judaíca. Defendou a perspectiva grega que Deus transcente. Utilizou o conceito de logos para uma mediação entre o Deus transcendente.</text:span><text:span text:style-name="T60"> O logos é a ponte entre o homem e Deus</text:span><text:span text:style-name="T65">.</text:span></text:p>
      <text:p text:style-name="P73"><text:tab/>A partir de todas essas visõesd vendo uma mente divina que rege todas as coisas. É por isso que es coisas não estão estáticas, por que existe uma mente operante por trás de todas as coisas.</text:p>
      <text:p text:style-name="P67"><text:soft-page-break/><text:span text:style-name="T65">Chegou o João. Vocês sabem dessa palavra, dessa mente divina que rege o universo? Sabe todas essas ideias que vocês têm? Esse Logos </text:span><text:span text:style-name="T37">se fez carne</text:span><text:span text:style-name="T65">.</text:span></text:p>
      <text:list xml:id="list1084856870" text:style-name="L10">
        <text:list-item>
          <text:p text:style-name="P165">A pre-existência do Logos</text:p>
        </text:list-item>
        <text:list-item>
          <text:p text:style-name="P165">A identidade exclusiva do Verbo</text:p>
        </text:list-item>
        <text:list-item>
          <text:p text:style-name="P165">E a deidade do verbo</text:p>
        </text:list-item>
      </text:list>
      <text:p text:style-name="P39">* Prolegômenos</text:p>
      <text:list xml:id="list115152548270225" text:continue-list="list115151013717678" text:style-name="Outline">
        <text:list-item>
          <text:list>
            <text:list-item>
              <text:list>
                <text:list-item>
                  <text:h text:style-name="P155" text:outline-level="3"><text:bookmark-start text:name="__RefHeading___Toc1069_2471274279"/>Tipos de revelação<text:bookmark-end text:name="__RefHeading___Toc1069_2471274279"/></text:h>
                </text:list-item>
              </text:list>
            </text:list-item>
          </text:list>
        </text:list-item>
      </text:list>
      <text:p text:style-name="P68"><text:tab/>Revelação geral não-salvífica e a revelação especial salvífica</text:p>
      <text:list xml:id="list115151637503051" text:continue-numbering="true" text:style-name="Outline">
        <text:list-item>
          <text:list>
            <text:list-item>
              <text:h text:style-name="P133" text:outline-level="2"><text:bookmark-start text:name="__RefHeading___Toc1071_2471274279"/>O espírito Santo<text:bookmark-end text:name="__RefHeading___Toc1071_2471274279"/></text:h>
            </text:list-item>
          </text:list>
        </text:list-item>
      </text:list>
      <text:p text:style-name="P69"><text:span text:style-name="T67"><text:tab/>De muitas e variadas maneiras o </text:span><text:span text:style-name="T10">Parácleto</text:span><text:span text:style-name="T67"> está para Jesus assim como Jesus está para o Pai</text:span></text:p>
      <text:p text:style-name="P39"/>
      <text:p text:style-name="P40">→ A missão do espírito santo para os discípulos.</text:p>
      <text:p text:style-name="P39"/>
      <text:list xml:id="list115152181156704" text:continue-numbering="true" text:style-name="Outline">
        <text:list-item>
          <text:list>
            <text:list-item>
              <text:h text:style-name="P147" text:outline-level="2"><text:bookmark-start text:name="__RefHeading___Toc1073_2471274279"/>Espírito Santo<text:bookmark-end text:name="__RefHeading___Toc1073_2471274279"/></text:h>
            </text:list-item>
          </text:list>
        </text:list-item>
      </text:list>
      <text:p text:style-name="P77">Similaridades do espírito santo com Jesus</text:p>
      <text:list xml:id="list115151243402996" text:continue-numbering="true" text:style-name="Outline">
        <text:list-item>
          <text:list>
            <text:list-item>
              <text:list>
                <text:list-item>
                  <text:h text:style-name="Heading_20_3" text:outline-level="3"><text:bookmark-start text:name="__RefHeading___Toc1075_2471274279"/>A missão do espírito santo em relação aos discípulos<text:bookmark-end text:name="__RefHeading___Toc1075_2471274279"/></text:h>
                </text:list-item>
              </text:list>
            </text:list-item>
          </text:list>
        </text:list-item>
      </text:list>
      <text:list xml:id="list1930524539" text:style-name="L11">
        <text:list-item>
          <text:p text:style-name="P175">O espírito glorificará Cristo</text:p>
        </text:list-item>
        <text:list-item>
          <text:p text:style-name="P175">Ele é o Espírito da verdade</text:p>
        </text:list-item>
        <text:list-item>
          <text:p text:style-name="P175">O espírito dará poder aos crentes</text:p>
        </text:list-item>
      </text:list>
      <text:list xml:id="list115151377691664" text:continue-list="list115151243402996" text:style-name="Outline">
        <text:list-item>
          <text:list>
            <text:list-item>
              <text:list>
                <text:list-item>
                  <text:h text:style-name="P156" text:outline-level="3"><text:bookmark-start text:name="__RefHeading___Toc1077_2471274279"/>A missão do espírito santo em relação ao mundo<text:bookmark-end text:name="__RefHeading___Toc1077_2471274279"/></text:h>
                </text:list-item>
              </text:list>
            </text:list-item>
          </text:list>
        </text:list-item>
      </text:list>
      <text:list xml:id="list1023393449" text:style-name="L12">
        <text:list-item>
          <text:p text:style-name="P176">Convencerá o mundo do pecado</text:p>
          <text:list>
            <text:list-item>
              <text:p text:style-name="P176">Pecado: O maior de todos os pecados é a incredulidade(que levou Jesus a cruz)</text:p>
            </text:list-item>
            <text:list-item>
              <text:p text:style-name="P176">Justiça: A obra de Cristo que permitiu aos homens serem justificados</text:p>
            </text:list-item>
            <text:list-item>
              <text:p text:style-name="P176">Juizo: Julgamento vindouro</text:p>
            </text:list-item>
          </text:list>
        </text:list-item>
      </text:list>
      <text:p text:style-name="P78"/>
      <text:list xml:id="list115152475172467" text:continue-list="list115151377691664" text:style-name="Outline">
        <text:list-item>
          <text:list>
            <text:list-item>
              <text:h text:style-name="Heading_20_2" text:outline-level="2"><text:bookmark-start text:name="__RefHeading___Toc1079_2471274279"/>Espístola<text:span text:style-name="T68">s</text:span> de joão<text:bookmark-end text:name="__RefHeading___Toc1079_2471274279"/></text:h>
            </text:list-item>
          </text:list>
        </text:list-item>
      </text:list>
      <text:p text:style-name="P77">Não será cobrado na avaliação. Apenas Sinóticos e joão.</text:p>
      <text:p text:style-name="P77"/>
      <text:list xml:id="list115151956228768" text:continue-numbering="true" text:style-name="Outline">
        <text:list-item>
          <text:list>
            <text:list-item>
              <text:list>
                <text:list-item>
                  <text:h text:style-name="P157" text:outline-level="3"><text:bookmark-start text:name="__RefHeading___Toc1081_2471274279"/>Primeira epístola de João<text:bookmark-end text:name="__RefHeading___Toc1081_2471274279"/></text:h>
                </text:list-item>
              </text:list>
            </text:list-item>
          </text:list>
        </text:list-item>
      </text:list>
      <text:list xml:id="list1389593730" text:style-name="L13">
        <text:list-item>
          <text:p text:style-name="P177">Vida eterna</text:p>
          <text:list>
            <text:list-item>
              <text:p text:style-name="P177">Assegurar aos cristãos que rejeitaram a luz superior gnóstica, que eles tinham a vida eterna</text:p>
            </text:list-item>
          </text:list>
        </text:list-item>
        <text:list-item>
          <text:p text:style-name="P177">Anticristo</text:p>
          <text:list>
            <text:list-item>
              <text:p text:style-name="P177">Falsos profetas que negam que Jesus é o messias, e que se separam da igreja.</text:p>
            </text:list-item>
          </text:list>
        </text:list-item>
        <text:list-item>
          <text:p text:style-name="P177">Pecado</text:p>
          <text:list>
            <text:list-item>
              <text:p text:style-name="P177"><text:soft-page-break/>Doutrina gnóstica de que aquele que foi espiritualmente iluminado pode alcançar uma perfeição que o coloca além da tentação e do pecado.</text:p>
            </text:list-item>
          </text:list>
        </text:list-item>
      </text:list>
      <text:p text:style-name="P79">não peca, nem se inclina a isso.</text:p>
      <text:p text:style-name="P79"/>
      <text:p text:style-name="P80">O que gira em torno dos temas da primeira epístola?</text:p>
      <text:p text:style-name="P80"><text:span text:style-name="T20">Falsa cristologia</text:span>.</text:p>
      <text:list xml:id="list115151339589411" text:continue-list="list115151956228768" text:style-name="Outline">
        <text:list-item>
          <text:list>
            <text:list-item>
              <text:h text:style-name="P134" text:outline-level="2"><text:bookmark-start text:name="__RefHeading___Toc1083_2471274279"/>II E III João <text:bookmark-end text:name="__RefHeading___Toc1083_2471274279"/></text:h>
              <text:list>
                <text:list-item>
                  <text:h text:style-name="Heading_20_3" text:outline-level="3"><text:bookmark-start text:name="__RefHeading___Toc1085_2471274279"/>II João<text:bookmark-end text:name="__RefHeading___Toc1085_2471274279"/></text:h>
                </text:list-item>
              </text:list>
            </text:list-item>
          </text:list>
        </text:list-item>
      </text:list>
      <text:p text:style-name="P84">Verdade e amor e rejeição</text:p>
      <text:p text:style-name="P83">→ Os missionários sobre quem discorre em 2 João distorceram essas tradições ao afirmar que Jesus Cristo não era um ser humano que veio em corpo. Eles também recusavam a comunhão com os cristãos joaninos que não compartilhavam com a sua visão.</text:p>
      <text:list xml:id="list115150674038570" text:continue-numbering="true" text:style-name="Outline">
        <text:list-item>
          <text:list>
            <text:list-item>
              <text:list>
                <text:list-item>
                  <text:h text:style-name="Heading_20_3" text:outline-level="3"><text:bookmark-start text:name="__RefHeading___Toc1087_2471274279"/>III João<text:bookmark-end text:name="__RefHeading___Toc1087_2471274279"/></text:h>
                </text:list-item>
              </text:list>
            </text:list-item>
          </text:list>
        </text:list-item>
      </text:list>
      <text:p text:style-name="P84">Verdade e amor em ação</text:p>
      <text:p text:style-name="P81">→<text:span text:style-name="T69"> Elogia Gaio pela hospitalidade que demonstrou para os missionários e seu comprometimento com a verdade.</text:span></text:p>
      <text:p text:style-name="P82"/>
      <text:list xml:id="list115151234797490" text:continue-numbering="true" text:style-name="Outline">
        <text:list-item>
          <text:list>
            <text:list-item>
              <text:h text:style-name="P134" text:outline-level="2"><text:bookmark-start text:name="__RefHeading___Toc1089_2471274279"/>A teologia de apocalipse<text:bookmark-end text:name="__RefHeading___Toc1089_2471274279"/></text:h>
            </text:list-item>
          </text:list>
        </text:list-item>
      </text:list>
      <text:p text:style-name="P87">A força do mal e a vitória de Cristo.</text:p>
      <text:p text:style-name="P87"/>
      <text:p text:style-name="P87">O <text:s/>apóstolo do amor não trata de amor nesse livro, pois a proposta é diferente.</text:p>
      <text:p text:style-name="P87">O Livro do apocalipse gira em torno de <text:span text:style-name="T20">4 visões</text:span>.</text:p>
      <text:p text:style-name="P88"/>
      <text:list xml:id="list115150608145493" text:continue-numbering="true" text:style-name="Outline">
        <text:list-item>
          <text:list>
            <text:list-item>
              <text:h text:style-name="Heading_20_2" text:outline-level="2"><text:bookmark-start text:name="__RefHeading___Toc1091_2471274279"/><text:soft-page-break/>Métodos de interpretação<text:bookmark-end text:name="__RefHeading___Toc1091_2471274279"/></text:h>
              <text:list>
                <text:list-item>
                  <text:h text:style-name="Heading_20_3" text:outline-level="3"><text:bookmark-start text:name="__RefHeading___Toc1093_2471274279"/>Preterista<text:bookmark-end text:name="__RefHeading___Toc1093_2471274279"/></text:h>
                </text:list-item>
              </text:list>
            </text:list-item>
          </text:list>
        </text:list-item>
      </text:list>
      <text:p text:style-name="P88">As visões de João tratam de acontecimentos da própria época de João, ou seja, do primeiro século da igreja</text:p>
      <text:list xml:id="list115152518109490" text:continue-numbering="true" text:style-name="Outline">
        <text:list-item>
          <text:list>
            <text:list-item>
              <text:list>
                <text:list-item>
                  <text:h text:style-name="Heading_20_3" text:outline-level="3"><text:bookmark-start text:name="__RefHeading___Toc1095_2471274279"/>Historicista<text:bookmark-end text:name="__RefHeading___Toc1095_2471274279"/></text:h>
                </text:list-item>
              </text:list>
            </text:list-item>
          </text:list>
        </text:list-item>
      </text:list>
      <text:p text:style-name="P88">As profecias são interpretadas como se fossem se cumprindo ao longo da história. Dessa forma, muitas delas já se cumpriram, outras estão em pleno cumprimento</text:p>
      <text:list xml:id="list115150623810678" text:continue-numbering="true" text:style-name="Outline">
        <text:list-item>
          <text:list>
            <text:list-item>
              <text:list>
                <text:list-item>
                  <text:h text:style-name="Heading_20_3" text:outline-level="3"><text:bookmark-start text:name="__RefHeading___Toc1097_2471274279"/>Futurista<text:bookmark-end text:name="__RefHeading___Toc1097_2471274279"/></text:h>
                </text:list-item>
              </text:list>
            </text:list-item>
          </text:list>
        </text:list-item>
      </text:list>
      <text:p text:style-name="P88">A partir do cap 4 até o final do livro, tudo em Apocalipse se cumpre nos dias finais da história humana</text:p>
      <text:list xml:id="list115151703730315" text:continue-numbering="true" text:style-name="Outline">
        <text:list-item>
          <text:list>
            <text:list-item>
              <text:list>
                <text:list-item>
                  <text:h text:style-name="Heading_20_3" text:outline-level="3"><text:bookmark-start text:name="__RefHeading___Toc1099_2471274279"/>Idealista<text:bookmark-end text:name="__RefHeading___Toc1099_2471274279"/></text:h>
                </text:list-item>
              </text:list>
            </text:list-item>
          </text:list>
        </text:list-item>
      </text:list>
      <text:p text:style-name="P88">Totalmente simbólico. Interpreta toda descrição presente no livro de Apocalipse como símbolos, verdades ou ideias espirituais ou seja, nada irá ocorrer realmente de forma literal e histórica, mas completamente de maneira espiritual</text:p>
      <text:list xml:id="list115152651253775" text:continue-numbering="true" text:style-name="Outline">
        <text:list-item>
          <text:list>
            <text:list-item>
              <text:h text:style-name="Heading_20_2" text:outline-level="2"><text:bookmark-start text:name="__RefHeading___Toc1101_2471274279"/>Soberania e governo de Deus<text:bookmark-end text:name="__RefHeading___Toc1101_2471274279"/></text:h>
            </text:list-item>
          </text:list>
        </text:list-item>
      </text:list>
      <text:p text:style-name="P89">“e da parte de Jesus Cristo, a Fiel Testemunha, o Primogênito dos mortos e o Soberano dos reis da terra”</text:p>
      <text:p text:style-name="P89"/>
      <text:list xml:id="list115151545190324" text:continue-numbering="true" text:style-name="Outline">
        <text:list-item>
          <text:list>
            <text:list-item>
              <text:h text:style-name="P135" text:outline-level="2"><text:bookmark-start text:name="__RefHeading___Toc1103_2471274279"/>A forças do Mal e o Poder de Deus<text:bookmark-end text:name="__RefHeading___Toc1103_2471274279"/></text:h>
            </text:list-item>
          </text:list>
        </text:list-item>
      </text:list>
      <text:p text:style-name="P90"/>
      <text:p text:style-name="P91">Semana que bem AVALIAÇÃO</text:p>
      <text:p text:style-name="P91">Qual o nome de João?</text:p>
      <text:list xml:id="list115151629602760" text:continue-numbering="true" text:style-name="Outline">
        <text:list-item>
          <text:h text:style-name="P122" text:outline-level="1"><text:bookmark-start text:name="__RefHeading___Toc2053_940643357"/>Teologia de thiago<text:bookmark-end text:name="__RefHeading___Toc2053_940643357"/></text:h>
        </text:list-item>
      </text:list>
      <text:p text:style-name="Text_20_body">Iriamos começar as cartas paulinas, mas <text:span text:style-name="T71">nope</text:span></text:p>
      <text:p text:style-name="Text_20_body"/>
      <text:p text:style-name="P95">Thiago é uma carta que alguns colocam como a primeira do novo testamento a ser escrita. Se isso for verdade ela foi escrita em meados de 45 d.C. Senão, ela será colocada por volta do começo da década de 60 d.C. Na verdade o estilo não é de uma carta, apesar de ter um começo ou um cabeçalho de uma epístola. Parece mais um <text:span text:style-name="T58">sermão</text:span><text:span text:style-name="T61">. Acreditamos que Thiago utiliza de dois mecanismos para compor esta carta. É muito prática e trata também da tentação</text:span></text:p>
      <text:p text:style-name="P72"/>
      <text:list xml:id="list115152736888393" text:continue-numbering="true" text:style-name="Outline">
        <text:list-item>
          <text:list>
            <text:list-item>
              <text:h text:style-name="Heading_20_2" text:outline-level="2"><text:bookmark-start text:name="__RefHeading___Toc2055_940643357"/>A vida indivisa<text:bookmark-end text:name="__RefHeading___Toc2055_940643357"/></text:h>
            </text:list-item>
          </text:list>
        </text:list-item>
      </text:list>
      <text:p text:style-name="P95">Não dá pra você ser uma pessoa que diz crer em algo, mas que na prática vocÊ vive totalmente ao contrário. Essa questão de defender algo e promover aquilo, mas a sua conduta vai nacontra-mão daquilo que você prega e acredita.</text:p>
      <text:p text:style-name="P95"/>
      <text:list xml:id="list115151981535680" text:continue-numbering="true" text:style-name="Outline">
        <text:list-item>
          <text:list>
            <text:list-item>
              <text:list>
                <text:list-item>
                  <text:h text:style-name="Heading_20_3" text:outline-level="3"><text:bookmark-start text:name="__RefHeading___Toc2057_940643357"/><text:span text:style-name="T74">A </text:span>Per<text:span text:style-name="T72">severança: A vida indivisa pelas tribulações</text:span><text:bookmark-end text:name="__RefHeading___Toc2057_940643357"/></text:h>
                </text:list-item>
              </text:list>
            </text:list-item>
          </text:list>
        </text:list-item>
      </text:list>
      <text:p text:style-name="Text_20_body">“<text:span text:style-name="T72">Meus irmaõs, tende por motivo de toda alegria o passardes por </text:span><text:span text:style-name="T23">várias</text:span><text:span text:style-name="T72"> provações” (1.2)</text:span></text:p>
      <text:p text:style-name="P99">Perseguição por causa da fé</text:p>
      <text:p text:style-name="P99">Opressores ricos (2:6-7). Pressão social</text:p>
      <text:p text:style-name="P85">Riqueza: A vida indivisa pela sedução das riquezas</text:p>
      <text:p text:style-name="P85">→ Thiago considera 3 problemas básicos em reação à riqueza</text:p>
      <text:list xml:id="list3705573786" text:style-name="L14">
        <text:list-item>
          <text:p text:style-name="P178">A riqueza ludibria as pessoas apesar que elas têm uma <text:span text:style-name="T73">import}ancia fundamental, e portanto, as leva a negligenciar a Deus</text:span></text:p>
        </text:list-item>
        <text:list-item>
          <text:p text:style-name="P179">A riqueza contamina até a comunidade de crentes quando os cristãos passam a negligenciar o pobre</text:p>
        </text:list-item>
        <text:list-item>
          <text:p text:style-name="P178"><text:soft-page-break/><text:span text:style-name="T73">A riqueza pode levar o rico a usar de violência contra aqueles que o impedem de alcançá-los</text:span>, </text:p>
        </text:list-item>
      </text:list>
      <text:list xml:id="list115151079026066" text:continue-list="list115151981535680" text:style-name="Outline">
        <text:list-item>
          <text:list>
            <text:list-item>
              <text:list>
                <text:list-item>
                  <text:h text:style-name="P158" text:outline-level="3"><text:bookmark-start text:name="__RefHeading___Toc2059_940643357"/>A Fala: Uma vida indivisa pela duplicidade<text:bookmark-end text:name="__RefHeading___Toc2059_940643357"/></text:h>
                </text:list-item>
              </text:list>
            </text:list-item>
          </text:list>
        </text:list-item>
      </text:list>
      <text:p text:style-name="P100">Thiago tem muito a dizer sobre a fala, mas sua maior preocupação em relação ao assunto é a <text:span text:style-name="T20">divisão</text:span> que ela cria no indivíduo, ou seja, entre a <text:span text:style-name="T20">declaração</text:span> e a <text:span text:style-name="T20">realidade</text:span>.</text:p>
      <text:p text:style-name="P100"/>
      <text:p text:style-name="P86">“<text:span text:style-name="T74">Meus irmãos, que aproveita se alguém </text:span><text:span text:style-name="T24">disser</text:span><text:span text:style-name="T31"> que tem fé e não tiver as obras? Porventura, a fé pode salvá-lo?</text:span><text:span text:style-name="T66">”</text:span></text:p>
      <text:p text:style-name="P74"/>
      <text:list xml:id="list115151823602052" text:continue-numbering="true" text:style-name="Outline">
        <text:list-item>
          <text:list>
            <text:list-item>
              <text:h text:style-name="Heading_20_2" text:outline-level="2"><text:bookmark-start text:name="__RefHeading___Toc2061_940643357"/>Fé e Obras<text:bookmark-end text:name="__RefHeading___Toc2061_940643357"/></text:h>
            </text:list-item>
          </text:list>
        </text:list-item>
      </text:list>
      <text:p text:style-name="P101">Paulo e Tiago tem significados diferentes para as palavras fé e obras</text:p>
      <text:list xml:id="list115150726236112" text:continue-numbering="true" text:style-name="Outline">
        <text:list-item>
          <text:list>
            <text:list-item>
              <text:list>
                <text:list-item>
                  <text:h text:style-name="Heading_20_3" text:outline-level="3"><text:bookmark-start text:name="__RefHeading___Toc2063_940643357"/>Fé: Paulo<text:bookmark-end text:name="__RefHeading___Toc2063_940643357"/></text:h>
                </text:list-item>
              </text:list>
            </text:list-item>
          </text:list>
        </text:list-item>
      </text:list>
      <text:p text:style-name="P101">Aceitação do evangelho e compromisso pessoal ao evangelho proclamado. (Confiança pessoal)</text:p>
      <text:list xml:id="list115151735194923" text:continue-numbering="true" text:style-name="Outline">
        <text:list-item>
          <text:list>
            <text:list-item>
              <text:list>
                <text:list-item>
                  <text:h text:style-name="Heading_20_3" text:outline-level="3"><text:bookmark-start text:name="__RefHeading___Toc2065_940643357"/>Fé: Tiago<text:bookmark-end text:name="__RefHeading___Toc2065_940643357"/></text:h>
                </text:list-item>
              </text:list>
            </text:list-item>
          </text:list>
        </text:list-item>
      </text:list>
      <text:p text:style-name="P101">Conceito da fé segundo a afirmação rabínica que significa a afirmação monoteísta (2:19) (Opinião ortodoxa)</text:p>
      <text:p text:style-name="P101"/>
      <text:list xml:id="list115151418399324" text:continue-numbering="true" text:style-name="Outline">
        <text:list-item>
          <text:list>
            <text:list-item>
              <text:list>
                <text:list-item>
                  <text:h text:style-name="Heading_20_3" text:outline-level="3"><text:bookmark-start text:name="__RefHeading___Toc2067_940643357"/>Obras: Paulo<text:bookmark-end text:name="__RefHeading___Toc2067_940643357"/></text:h>
                </text:list-item>
              </text:list>
            </text:list-item>
          </text:list>
        </text:list-item>
      </text:list>
      <text:p text:style-name="P102">Os feitos judaícos de obediência formal a Lei</text:p>
      <text:list xml:id="list115152005066892" text:continue-numbering="true" text:style-name="Outline">
        <text:list-item>
          <text:list>
            <text:list-item>
              <text:list>
                <text:list-item>
                  <text:h text:style-name="Heading_20_3" text:outline-level="3"><text:bookmark-start text:name="__RefHeading___Toc2069_940643357"/>Obras: Tiago<text:bookmark-end text:name="__RefHeading___Toc2069_940643357"/></text:h>
                </text:list-item>
              </text:list>
            </text:list-item>
          </text:list>
        </text:list-item>
      </text:list>
      <text:p text:style-name="P102">São atos baseados no amor Cristão</text:p>
      <text:p text:style-name="P102"/>
      <text:p text:style-name="P102"/>
      <text:list xml:id="list115152380932705" text:continue-numbering="true" text:style-name="Outline">
        <text:list-item>
          <text:h text:style-name="P123" text:outline-level="1"><text:bookmark-start text:name="__RefHeading___Toc1514_796212204"/>Teologia de I PEDRO<text:bookmark-end text:name="__RefHeading___Toc1514_796212204"/></text:h>
        </text:list-item>
      </text:list>
      <text:p text:style-name="P103">Sofrer como cristão</text:p>
      <text:p text:style-name="P103"/>
      <text:list xml:id="list115151704791766" text:continue-numbering="true" text:style-name="Outline">
        <text:list-item>
          <text:list>
            <text:list-item>
              <text:h text:style-name="Heading_20_2" text:outline-level="2"><text:bookmark-start text:name="__RefHeading___Toc1516_796212204"/>O c<text:span text:style-name="T75">ristão como povo de Deus</text:span><text:bookmark-end text:name="__RefHeading___Toc1516_796212204"/></text:h>
            </text:list-item>
          </text:list>
        </text:list-item>
      </text:list>
      <text:p text:style-name="P103">Por meio da regeneração (1:3;23), eles passam a ter uma nova identidade em Cristo. </text:p>
      <text:p text:style-name="P103">Assim como Deus escolheu e chamou Israel, Deus também “escolheu” (1:2; 2:9; 5:13) e “chamou” (1:15; 2:9,21; 3:9; 5:10)</text:p>
      <text:p text:style-name="P71">→<text:span text:style-name="T76"> Vocês tem o privilégio de fazer parte do povo de Deus. </text:span></text:p>
      <text:p text:style-name="P75">→ Vocês passam a ter uma nova identidade em Cristo</text:p>
      <text:list xml:id="list115152486447495" text:continue-numbering="true" text:style-name="Outline">
        <text:list-item>
          <text:list>
            <text:list-item>
              <text:h text:style-name="P136" text:outline-level="2"><text:bookmark-start text:name="__RefHeading___Toc1518_796212204"/>Sofrimento humano<text:bookmark-end text:name="__RefHeading___Toc1518_796212204"/></text:h>
            </text:list-item>
          </text:list>
        </text:list-item>
      </text:list>
      <text:p text:style-name="P104">Pedro fala que eles estavam sendo “<text:span text:style-name="T20">contristado por várias provações</text:span><text:span text:style-name="T64">” (1:6)</text:span></text:p>
      <text:list xml:id="list3394686608" text:style-name="L15">
        <text:list-item>
          <text:p text:style-name="P180">Calúnia (2:12; 3:16)</text:p>
        </text:list-item>
        <text:list-item>
          <text:p text:style-name="P180">Dinfamados</text:p>
          <text:list>
            <text:list-item>
              <text:p text:style-name="P180">Por não acompanharem os pagãos nas festas e orgias da idolatria (4:3-4)</text:p>
            </text:list-item>
          </text:list>
        </text:list-item>
        <text:list-item>
          <text:p text:style-name="P180">Aflições (5:9)</text:p>
        </text:list-item>
      </text:list>
      <text:p text:style-name="P76"/>
      <text:list xml:id="list115152552664754" text:continue-list="list115152486447495" text:style-name="Outline">
        <text:list-item>
          <text:list>
            <text:list-item>
              <text:h text:style-name="P137" text:outline-level="2"><text:bookmark-start text:name="__RefHeading___Toc1520_796212204"/>Cristo nosso exemplo<text:bookmark-end text:name="__RefHeading___Toc1520_796212204"/></text:h>
            </text:list-item>
          </text:list>
        </text:list-item>
      </text:list>
      <text:p text:style-name="P105">Por cinco vezes ele menciona o sofrimento de Cristo</text:p>
      <text:p text:style-name="P105">(2:21-24; 3:18; 4:1; 4:13; 5:1)</text:p>
      <text:list xml:id="list115151018886815" text:continue-numbering="true" text:style-name="Outline">
        <text:list-item>
          <text:list>
            <text:list-item>
              <text:h text:style-name="P137" text:outline-level="2"><text:bookmark-start text:name="__RefHeading___Toc1522_796212204"/>Sofrimento e esperança<text:bookmark-end text:name="__RefHeading___Toc1522_796212204"/></text:h>
            </text:list-item>
          </text:list>
        </text:list-item>
      </text:list>
      <text:p text:style-name="P105">Pedro incentiva seus leitores a colocar seu sofrimento em uma <text:span text:style-name="T20">perspectiva escatológica</text:span><text:span text:style-name="T27">.</text:span></text:p>
      <text:list xml:id="list3546786648" text:style-name="L16">
        <text:list-item>
          <text:p text:style-name="P162">Sofrer como um sinal da autenticidade da fé (1:6-7)</text:p>
        </text:list-item>
        <text:list-item>
          <text:p text:style-name="P162"><text:soft-page-break/>Fidelidade no sofrimento conduz à benção escatológica (3:9)</text:p>
        </text:list-item>
        <text:list-item>
          <text:p text:style-name="P162">Deus julgará os perseguidores de seu povo (4:16-19)</text:p>
        </text:list-item>
      </text:list>
      <text:p text:style-name="P36"/>
      <text:p text:style-name="P37">Espíritos em prisões: </text:p>
      <text:list xml:id="list3511677651" text:style-name="L17">
        <text:list-item>
          <text:p text:style-name="P163">Jesus <text:tab/>desceu ao inferno?</text:p>
        </text:list-item>
        <text:list-item>
          <text:p text:style-name="P164">Jesus pregou por intermédio de noé aos espíritos aprisionados</text:p>
        </text:list-item>
        <text:list-item>
          <text:p text:style-name="P164">Jesus pregou para espíritos malignos que foram aprisionados</text:p>
        </text:list-item>
      </text:list>
      <text:p text:style-name="P38"/>
      <text:p text:style-name="P182"/>
      <text:p text:style-name="P182"/>
      <text:list xml:id="list115152574441419" text:continue-list="list115151018886815" text:style-name="Outline">
        <text:list-item>
          <text:h text:style-name="P124" text:outline-level="1"><text:span text:style-name="T77">Teologia paulina</text:span></text:h>
        </text:list-item>
      </text:list>
      <text:p text:style-name="P185"/>
      <text:list xml:id="list115151145826620" text:continue-numbering="true" text:style-name="Outline">
        <text:list-item>
          <text:list>
            <text:list-item>
              <text:h text:style-name="P138" text:outline-level="2">Fontes da teologia Paulina</text:h>
            </text:list-item>
          </text:list>
        </text:list-item>
      </text:list>
      <text:p text:style-name="P183">Posição unilateral</text:p>
      <text:p text:style-name="P185"><text:span text:style-name="T77">É aquela corrente de especialistas que propõe que o pensamentop teológico de </text:span><text:span text:style-name="T11">Paulo é decorrente de </text:span><text:span text:style-name="T12">uma única fonte</text:span><text:span text:style-name="T11">, ou, ao menos, </text:span><text:span text:style-name="T14">quase que em sua totalidade</text:span><text:span text:style-name="T11"> faz expressar um único ponto de origem.</text:span></text:p>
      <text:p text:style-name="P185"><text:span text:style-name="T11"/></text:p>
      <text:p text:style-name="P183"><text:span text:style-name="T2">Posição pluralista</text:span></text:p>
      <text:p text:style-name="P183"><text:span text:style-name="T2">Envente-se por posição pluralista aquela corrente de pesquisadores que defendem a existência de </text:span><text:span text:style-name="T13">várias fontes </text:span><text:span text:style-name="T2">que tenham agido como elementos formadores do pensamento teológico de Paulo</text:span></text:p>
      <text:p text:style-name="P185"><text:span text:style-name="T11"/></text:p>
      <text:list xml:id="list2051872024" text:style-name="L19">
        <text:list-item>
          <text:p text:style-name="P184"><text:span text:style-name="T2">Fonte Helênica</text:span></text:p>
          <text:list>
            <text:list-item>
              <text:p text:style-name="P184"><text:span text:style-name="T2">Paulo demonstrava dominar com desenvoltura a língua grega</text:span></text:p>
            </text:list-item>
            <text:list-item>
              <text:p text:style-name="P184"><text:span text:style-name="T2">Presença de vários conceitos de derivação estoica, tais como: “Consciência”, “liberdade”, “virtude”.</text:span></text:p>
            </text:list-item>
          </text:list>
        </text:list-item>
        <text:list-item>
          <text:p text:style-name="P184"><text:span text:style-name="T2">Fonte Judaica</text:span></text:p>
          <text:list>
            <text:list-item>
              <text:p text:style-name="P184"><text:span text:style-name="T2">A própria herança cuultural judaica <text:s/>de Paulo (Fp 3:4-5)</text:span></text:p>
            </text:list-item>
            <text:list-item>
              <text:p text:style-name="P184"><text:span text:style-name="T2">Do mundo judaico assumiu alguns temas apocalípticos-escatológicos (1 Ts 4:13-15; 1 Co 15:12ss; 2 Co 5:1-10; Fp 3:11,20-21)</text:span></text:p>
            </text:list-item>
            <text:list-item>
              <text:p text:style-name="P184"><text:span text:style-name="T2">Técnicas da exegese rabínica (Gl 3:6ss; 4:21-31; Rm 4)</text:span></text:p>
            </text:list-item>
          </text:list>
        </text:list-item>
        <text:list-item>
          <text:p text:style-name="P184"><text:span text:style-name="T2">Fonte Gnóstica</text:span></text:p>
          <text:list>
            <text:list-item>
              <text:p text:style-name="P184"><text:span text:style-name="T2">Alguns temas como “destronização das potestades”, “estar em Cristo”, “Corpo de Cristo”</text:span></text:p>
            </text:list-item>
          </text:list>
        </text:list-item>
        <text:list-item>
          <text:p text:style-name="P184"><text:soft-page-break/><text:span text:style-name="T2">Fonte Veterotestamentária</text:span></text:p>
          <text:list>
            <text:list-item>
              <text:p text:style-name="P184"><text:span text:style-name="T2">Citações do antigo Testamento (1 Cor 10:1-13; Rm 9-11; 1 Tm 3:16; Gl 4:22-31</text:span></text:p>
            </text:list-item>
          </text:list>
        </text:list-item>
        <text:list-item>
          <text:p text:style-name="P186"><text:span text:style-name="T2">Fonte da tradição</text:span></text:p>
          <text:list>
            <text:list-item>
              <text:p text:style-name="P187"><text:span text:style-name="T2">Tradição eclesiástica primitiva</text:span></text:p>
              <text:list>
                <text:list-item>
                  <text:p text:style-name="P187"><text:span text:style-name="T15">Confissões de fé cristológica (1 Cor 15:3; Rm 1:3-4)</text:span></text:p>
                </text:list-item>
                <text:list-item>
                  <text:p text:style-name="P187"><text:span text:style-name="T15">Trechos hínicos(Fp 2:6-11; Cl 1:15-20)</text:span></text:p>
                </text:list-item>
                <text:list-item>
                  <text:p text:style-name="P187"><text:span text:style-name="T15">A exaltação / Louvor de Ef 1:3-14, certamente pré-paulina</text:span></text:p>
                </text:list-item>
                <text:list-item>
                  <text:p text:style-name="P187"><text:span text:style-name="T15">A doxologia conclusiva de Rm 16:25-27 parece provir de momentos de celebração litúrgica</text:span></text:p>
                </text:list-item>
                <text:list-item>
                  <text:p text:style-name="P187"><text:span text:style-name="T15">Locuções de tom cultural (1 Cor 16:22; Gl 4:6)</text:span></text:p>
                </text:list-item>
                <text:list-item>
                  <text:p text:style-name="P187"><text:span text:style-name="T15">Catálogos de vícios e virtudes (1 Cor 5:11; Gl 5:19; Rm 1:28-31)</text:span></text:p>
                </text:list-item>
                <text:list-item>
                  <text:p text:style-name="P187"><text:span text:style-name="T15">Códigos de comportamentos domésticos e social (Cll 3:18;4:1; Ef 5:22-6-9; Rm 6:17-19)</text:span></text:p>
                </text:list-item>
              </text:list>
            </text:list-item>
            <text:list-item>
              <text:p text:style-name="P187"><text:span text:style-name="T2">Ditos terrenos de Jesus</text:span></text:p>
              <text:list>
                <text:list-item>
                  <text:p text:style-name="P187"><text:span text:style-name="T15">1 Cor 7:10-11; 9:14 </text:span></text:p>
                </text:list-item>
              </text:list>
            </text:list-item>
          </text:list>
        </text:list-item>
      </text:list>
      <text:p text:style-name="P188"><text:span text:style-name="T15"/></text:p>
      <text:p text:style-name="P189"><text:span text:style-name="T15">Paulo foi influenciado pelo mundo e por fontes ao seu redor.</text:span></text:p>
      <text:list xml:id="list115151730343141" text:continue-list="list115151145826620" text:style-name="Outline">
        <text:list-item>
          <text:h text:style-name="P113" text:outline-level="1">O início da teologia paulina</text:h>
        </text:list-item>
      </text:list>
      <text:p text:style-name="P190">Tudo começa na estrada de Damasco</text:p>
      <text:p text:style-name="P190"/>
      <text:p text:style-name="P190">Paulo sabe que esse encontro concedeu-lhe uma capacitação especial e uma missão singular. Ele será um <text:span text:style-name="T20">apóstolo</text:span><text:span text:style-name="T27"> de Jesus. Isso não foi acidental</text:span></text:p>
      <text:list xml:id="list276801389" text:style-name="L20">
        <text:list-item>
          <text:p text:style-name="P191"><text:span text:style-name="T27">Deus revela a Ananias (at 9:15)</text:span></text:p>
        </text:list-item>
        <text:list-item>
          <text:p text:style-name="P191"><text:soft-page-break/><text:span text:style-name="T27">Revelou a igreja (At 13:2)</text:span></text:p>
        </text:list-item>
        <text:list-item>
          <text:p text:style-name="P191"><text:span text:style-name="T27">E mostrou a ele, Paulo (At 13:46-47)</text:span></text:p>
        </text:list-item>
      </text:list>
      <text:p text:style-name="P190"><text:span text:style-name="T27"/></text:p>
      <text:list xml:id="list115151474339464" text:continue-list="list115151730343141" text:style-name="Outline">
        <text:list-item>
          <text:h text:style-name="Heading_20_1" text:outline-level="1">O Cristo crucificado</text:h>
        </text:list-item>
      </text:list>
      <text:p text:style-name="Citação"><text:line-break/>“<text:span text:style-name="T78">Por que nada me propus saber entre vós, senão a Jesus </text:span><text:span text:style-name="T25">Cristo</text:span><text:span text:style-name="T32"> e este </text:span><text:span text:style-name="T25">crucificado</text:span><text:span text:style-name="T32"> (1 Co 2:2)</text:span></text:p>
      <text:p text:style-name="Citação"><text:span text:style-name="T32"/></text:p>
      <text:p text:style-name="Citação"><text:span text:style-name="T32">“Mas nós pregamos a </text:span><text:span text:style-name="T25">Cristo crucificado</text:span><text:span text:style-name="T32">, que é escândalo para vos judeus e loucura para os gregos” (1 Co 1:23)</text:span></text:p>
      <text:list xml:id="list115152727054341" text:continue-numbering="true" text:style-name="Outline">
        <text:list-item>
          <text:h text:style-name="P114" text:outline-level="1">Cristo – a grande invervenção de Deus</text:h>
        </text:list-item>
      </text:list>
      <text:p text:style-name="Citação">“… <text:span text:style-name="T78">Deus estava em Cristo reconciliando consigo o mundo, não imputando aos homens as suas transgressões…” (2 Co 5:19)</text:span></text:p>
      <text:p text:style-name="P193"/>
      <text:p text:style-name="P192">Deus intervindo na história por meio do Filho, assim como havia intervindo na história livrando o povo do Egito e revelando seu poder. Além de Deus vindo resgatar a humanidade do poder do pecado.</text:p>
      <text:p text:style-name="Citação">“Vindo, porém, a plenitude do tempo, Deus enviou seu Filho, nascido de mulher, nascido sob a lei, <text:span text:style-name="T20">para resgatar</text:span><text:span text:style-name="T27"> os que estavam sob a lei, a fim de que recebêssemos a adoção de filhos” (Gl 4:4-5)</text:span></text:p>
      <text:p text:style-name="Citação"><text:span text:style-name="T32"/></text:p>
      <text:p text:style-name="Citação">“Este é a imagem d o Deus invisível, o primogênito de toda a criação; pois, nele, <text:s/>foram criadas todas as coisas, nos céus e sobre a terra, as visíveis e as invisíveis, sejam tronos, sejam soberanias, quer principados, quer potestates. Tudo foi criado por meio dele e para ele. Ele é antes de todas as coisas. Nele, tudo subsiste.” (Col 1:15-17)</text:p>
      <text:list xml:id="list115152542749162" text:continue-numbering="true" text:style-name="Outline">
        <text:list-item>
          <text:h text:style-name="P115" text:outline-level="1">Cristo o filho de Deus</text:h>
        </text:list-item>
      </text:list>
      <text:p text:style-name="P195"><text:span text:style-name="T79">O filho porém é mais do que Criador e</text:span><text:span text:style-name="T16">Nele temos a redenção e a remissão dos pecados (Cl 1:13-14)</text:span></text:p>
      <text:list xml:id="list115151381656490" text:continue-numbering="true" text:style-name="Outline">
        <text:list-item>
          <text:h text:style-name="P115" text:outline-level="1">Cristo, o messias</text:h>
        </text:list-item>
      </text:list>
      <text:p text:style-name="P194">O entendimento de Paulo sobre o messia de Jesus envolve uma transformação de categorias messiânicas tradicionais, pois Jesus não reina como um monarca terrestre a partir de um trono de poder político, mas como o Senhor <text:span text:style-name="T20">ressuscitado e glorificado</text:span><text:span text:style-name="T27">.</text:span></text:p>
      <text:p text:style-name="P194"><text:span text:style-name="T27"/></text:p>
      <table:table table:name="Table1" table:style-name="Table1">
        <table:table-column table:style-name="Table1.A"/>
        <table:table-column table:style-name="Table1.B"/>
        <table:table-column table:style-name="Table1.C"/>
        <text:soft-page-break/>
        <table:table-row table:style-name="TableLine94661510774528">
          <table:table-cell table:style-name="Table1.A1" office:value-type="string">
            <text:p text:style-name="Text_20_body">1. Ele foi elevado aos céus</text:p>
          </table:table-cell>
          <table:table-cell table:style-name="Table1.A1" office:value-type="string">
            <text:p text:style-name="Text_20_body">2 Está sentado a mão direita de Deus</text:p>
            <text:p text:style-name="P159"/>
          </table:table-cell>
          <table:table-cell table:style-name="Table1.A1" office:value-type="string">
            <text:p text:style-name="Text_20_body">3. E agora reina como um rei</text:p>
          </table:table-cell>
        </table:table-row>
      </table:table>
      <text:list xml:id="list115152730487567" text:continue-numbering="true" text:style-name="Outline">
        <text:list-item>
          <text:h text:style-name="P116" text:outline-level="1">Cristo, o salvador</text:h>
        </text:list-item>
      </text:list>
      <text:p text:style-name="Citação">“<text:span text:style-name="T80">Fiel é a palavra e digna de toda aceitação: que Cristo, Jesus veio ao mundo para </text:span><text:span text:style-name="T26">salvar</text:span><text:span text:style-name="T33"> os pecadores, dos quais eu sou o principal.” (1 Tm 1:15)</text:span></text:p>
      <text:p text:style-name="Citação"><text:span text:style-name="T33"/></text:p>
      <text:p text:style-name="Citação">“… e manifestada, agora pelo aparecimento de nosso Salvador Cristo, Jesus, o qual não só destruiu a mostre, ocmo trouxe à luz a vida e a imortalidade mediante o evangelho” ( 2 Tm 1:10)</text:p>
      <text:p text:style-name="P197"><text:span text:style-name="T33"/></text:p>
      <text:p text:style-name="P196"><text:span text:style-name="T27">A </text:span><text:span text:style-name="T20">salvação</text:span><text:span text:style-name="T27"> foi possível por causa da cruz, da </text:span><text:span text:style-name="T20">morte</text:span><text:span text:style-name="T27"> vicária de Cristo, corroborada por sua </text:span><text:span text:style-name="T20">ressurreição</text:span><text:span text:style-name="T27">. Não vem pelas observâncias da lei nem pelas obras, mas pela fé (Ef 2:9-9)</text:span></text:p>
      <text:p text:style-name="P196"><text:span text:style-name="T27">Jesus Cristo, por sua morte expiatória, transformou-se no </text:span><text:span text:style-name="T20">Salvador</text:span><text:span text:style-name="T27"> de toda a raça humana.</text:span></text:p>
      <text:list xml:id="list115151961461987" text:continue-numbering="true" text:style-name="Outline">
        <text:list-item>
          <text:h text:style-name="P117" text:outline-level="1">Cristo, cósmico</text:h>
        </text:list-item>
      </text:list>
      <text:p text:style-name="P198">Trata-se de um tema fascinante no pensamento de Paulo e se encontra mais precisamente em Efésios e Colossenses.</text:p>
      <text:list xml:id="list2107541608" text:style-name="L22">
        <text:list-item>
          <text:p text:style-name="P199">O Cristo de Efésios está assentado nas regiões celestiais</text:p>
        </text:list-item>
        <text:list-item>
          <text:p text:style-name="P199">Tudo converge para ele e terminará nele</text:p>
        </text:list-item>
        <text:list-item>
          <text:p text:style-name="P199">Ele é o autor e o Sustentador da criação, e também, o propósito dela</text:p>
        </text:list-item>
        <text:list-item>
          <text:p text:style-name="P199">Ele está acima de todo governo e autoridade, poder e domínio, e de todo nome que se possa mencionar</text:p>
        </text:list-item>
        <text:list-item>
          <text:p text:style-name="P199">A igreja é o seu corpo místico na terra</text:p>
        </text:list-item>
        <text:list-item>
          <text:p text:style-name="P199">Na cruz, ele criou uma nova raça. Um mundo novo surge com ele. É a segunda criação</text:p>
        </text:list-item>
      </text:list>
      <text:p text:style-name="P198"/>
      <text:p text:style-name="Citação"><text:soft-page-break/>“...<text:span text:style-name="T81">de fazer convergir nele, na dispensação da plenitude dos tempos, todas as coisas, tanto as do céu como as da terra”. Ef 1:10</text:span></text:p>
      <text:p text:style-name="Citação"/>
      <text:p text:style-name="P198">O universo está desintegrado. A queda e afetou. Ela adquiriu uma dimensão cósmica</text:p>
      <text:p text:style-name="P198">A obra de Cristo vai além de salvar pessoas de um fogo eterno. Seu objetivo é reconstruir o universo. Jesus não é somente o salvador do <text:span text:style-name="T20">homem</text:span><text:span text:style-name="T27">, mas do </text:span><text:span text:style-name="T20">cosmo</text:span><text:span text:style-name="T27">.</text:span></text:p>
      <text:p text:style-name="P198"><text:span text:style-name="T27"/></text:p>
      <text:p text:style-name="P200"><text:span text:style-name="T27">O Plano de Deus é que “todas as coisas” que foram criadas por Cristo e para Cristo, e que subsistem em Cristo, finalmente serem unidas debaixo de Cristo ao se submeterem à sua soberania, já que o Novo Testamento declara “</text:span><text:span text:style-name="T20">herdeiro de todas as coisas</text:span><text:span text:style-name="T27">”.</text:span></text:p>
      <text:p text:style-name="P200"><text:span text:style-name="T27"/></text:p>
      <text:list xml:id="list115151185692913" text:continue-list="list115151961461987" text:style-name="Outline">
        <text:list-item>
          <text:list>
            <text:list-item>
              <text:h text:style-name="P139" text:outline-level="2">A mensagem paulina é:</text:h>
            </text:list-item>
          </text:list>
        </text:list-item>
      </text:list>
      <text:p text:style-name="P200">Cristo <text:span text:style-name="T82">é o Cridador, o Redentor, o Sustentador, a Causa e a finalidade do Universo Ele está acima de tudo e em tudo e tem tudo nas mãoes. E tudo terminará em suas mãos.</text:span></text:p>
      <text:list xml:id="list115152755173622" text:continue-numbering="true" text:style-name="Outline">
        <text:list-item>
          <text:h text:style-name="P118" text:outline-level="1">A obra de Cristo – Expiação</text:h>
        </text:list-item>
      </text:list>
      <text:p text:style-name="P213">25 de novembro de 2021</text:p>
      <text:p text:style-name="P201">Purificação das faltas, falhas ou delitos e crimes realizados</text:p>
      <text:p text:style-name="P201"/>
      <text:p text:style-name="P201">A palavra “expiação” não aparece no NT das versões em português. Porém, há uma ocorrência dessa palavra em Rm 5:11 na versão inglesa, a AV (Authorized Version)</text:p>
      <text:p text:style-name="Citação">“… pela qual agora alcançamos a expiação” (RC)”</text:p>
      <text:p text:style-name="Citação"/>
      <text:list xml:id="list115152442795072" text:continue-numbering="true" text:style-name="Outline">
        <text:list-item>
          <text:list>
            <text:list-item>
              <text:h text:style-name="P140" text:outline-level="2">O amor de Deus</text:h>
            </text:list-item>
          </text:list>
        </text:list-item>
      </text:list>
      <text:p text:style-name="P201">A primeira coisa a ser mencionada na morte de Cristo é que ela é a revelação suprema do amor de Deus e Paulo afirma constantemente isso.</text:p>
      <text:p text:style-name="P201"><text:soft-page-break/>Paulo nunca lida com a cruz como um mero evento na história humana, e tampouco está muito interessado nas circunstâncias hist[prias que levaram Cristo a morte</text:p>
      <text:p text:style-name="P201">Ele admite sua historicidade, mas está interessado, basicamente, na importância teológica dessa morte.</text:p>
      <text:p text:style-name="P202"/>
      <text:p text:style-name="P203">Ao mesmo tempo em que reconhecemos que a cruz é a obra de um Pai amoroso, temos que reconhecer que a necessidade da expiação é vista à luz da ira de Deus contra o pecado</text:p>
      <text:p text:style-name="Citação">“<text:span text:style-name="T83">por que do céu se manifesta a ira de Deus sobre toda impiedade e injustiça dos homens”. Rm 1:18</text:span></text:p>
      <text:p text:style-name="Citação"/>
      <text:list xml:id="list115152538035889" text:continue-numbering="true" text:style-name="Outline">
        <text:list-item>
          <text:list>
            <text:list-item>
              <text:h text:style-name="P141" text:outline-level="2">Sacrificial</text:h>
            </text:list-item>
          </text:list>
        </text:list-item>
      </text:list>
      <text:p text:style-name="P203">Paulo vê a morte de Cristo como uma morte sacrificial. Em várias referências, ele associa a morte de Cristo ao ritual e ao conceito de sacrifício do AT.</text:p>
      <text:p text:style-name="Citação">Andai em amor, como também Cristo vos amou e se entregou a si mesmo por nós, em oferta de sacrifício a Deus, em cheiro suave. (Ef 5:2)</text:p>
      <text:p text:style-name="Citação"/>
      <text:p text:style-name="Citação">Livrem-se do fermento velho, para que sejam massa nova e sem fermento, como realmente são. Pois, Cristo, nosso Cordeiro pascal foi sacrificado. (1Co 5:7)</text:p>
      <text:p text:style-name="Citação"/>
      <text:p text:style-name="P203">O aspecto sacrificial ou expiatório da morte de Cristo é visto nas frequentes referências ao seu sangue.</text:p>
      <text:p text:style-name="P203"/>
      <text:list xml:id="list115151217997302" text:continue-numbering="true" text:style-name="Outline">
        <text:list-item>
          <text:list>
            <text:list-item>
              <text:h text:style-name="P142" text:outline-level="2">Vicária</text:h>
            </text:list-item>
          </text:list>
        </text:list-item>
      </text:list>
      <text:p text:style-name="P204">Paulo vê Cristo em sua morte como um <text:span text:style-name="T20">representante</text:span><text:span text:style-name="T27"> dos seres humanos</text:span></text:p>
      <text:list xml:id="list3461100435" text:style-name="L25">
        <text:list-item>
          <text:p text:style-name="P205"><text:span text:style-name="T27">Ele morreu por nós – Rm 5:8; 1 Ts 5:10</text:span></text:p>
        </text:list-item>
        <text:list-item>
          <text:p text:style-name="P205"><text:span text:style-name="T27">Ele foi entregue por nós – Rm 8:32</text:span></text:p>
        </text:list-item>
        <text:list-item>
          <text:p text:style-name="P205"><text:span text:style-name="T27">Deu-se a si mesmo por nós – Ef 5:2</text:span></text:p>
        </text:list-item>
        <text:list-item>
          <text:p text:style-name="P205"><text:span text:style-name="T27">Fez-se maldição por nós – Gl 3:13</text:span></text:p>
        </text:list-item>
      </text:list>
      <text:list xml:id="list115151529805649" text:continue-list="list115151217997302" text:style-name="Outline">
        <text:list-item>
          <text:list>
            <text:list-item>
              <text:h text:style-name="P142" text:outline-level="2"><text:soft-page-break/>Substitutiva</text:h>
            </text:list-item>
          </text:list>
        </text:list-item>
      </text:list>
      <text:p text:style-name="P204">Cristo ao sofrer a morte, a penalidade do pecado, ele nos livra dessa mesma experiência</text:p>
      <text:p text:style-name="P204">Ele não morreu apenas como nosso representante; morreu em nosso lugar, pois é em consequência da sua morte que serei poupado dessa morte.</text:p>
      <text:p text:style-name="Citação">“…<text:span text:style-name="T84">se um morreu por todos, logo todos morreram.” 2 Co 5:14</text:span></text:p>
      <text:p text:style-name="Citação"/>
      <text:list xml:id="list115150890723148" text:continue-numbering="true" text:style-name="Outline">
        <text:list-item>
          <text:list>
            <text:list-item>
              <text:h text:style-name="P142" text:outline-level="2">Propiciatória</text:h>
            </text:list-item>
          </text:list>
        </text:list-item>
      </text:list>
      <text:p text:style-name="Citação">“<text:span text:style-name="T84">Sendo justificados gratuitamente pela sua graça, pela redenção que já em Cristo Jesus ao qual Deus propôs para propiciação pela fé em seu sangue” Rm 3:24-25</text:span></text:p>
      <text:p text:style-name="Citação"/>
      <text:p text:style-name="P204">O objeto da propiciação é a ira de Deus, não meramente o pecado dos seres humanos.</text:p>
      <text:p text:style-name="P204"/>
      <text:list xml:id="list115151397450917" text:continue-numbering="true" text:style-name="Outline">
        <text:list-item>
          <text:list>
            <text:list-item>
              <text:h text:style-name="P142" text:outline-level="2">Redentora</text:h>
            </text:list-item>
          </text:list>
        </text:list-item>
      </text:list>
      <text:p text:style-name="P204">A palavra é usada para denotar o preço pago para resgatar algo que esteja em penhor, o dinheiro pago para resgatar prisioneiros de guerra ou para comprar a liberdade de um escravo</text:p>
      <text:p text:style-name="P204">A morte de Cristo foi uma morte redentiva.</text:p>
      <text:p text:style-name="P204">A ideia de compra enfatiza uma propriedade. O crente é, agora, propriedade de Deus por direito de compra.</text:p>
      <text:p text:style-name="P204">O resultado dessa redenção é que o pecado não tem mais domínio sobre o salvo.</text:p>
      <text:p text:style-name="P206">Rm 3:24-25</text:p>
      <text:p text:style-name="P206">Ef 1:7</text:p>
      <text:p text:style-name="P206">1 Tm 3:6</text:p>
      <text:p text:style-name="P206">1 Co 6:19-20</text:p>
      <text:p text:style-name="P206">Gl 3:13</text:p>
      <text:list xml:id="list115151592188183" text:continue-numbering="true" text:style-name="Outline">
        <text:list-item>
          <text:list>
            <text:list-item>
              <text:h text:style-name="P143" text:outline-level="2"><text:soft-page-break/>Triunfante</text:h>
            </text:list-item>
          </text:list>
        </text:list-item>
      </text:list>
      <text:p text:style-name="P206">Um dos propósitos da missão de Cristo é destruir “todo império e toda a potestades e força. Porque convém que reine até que haja posto a todos os inimigos debaixo de seus pés” 1 Co 15:25</text:p>
      <text:p text:style-name="P206">De um modo não explicado, a morte de Cristo constituiu uma derrota inicial desses poderes</text:p>
      <text:p text:style-name="P206">“E, despojando os principados e potestades, os expôs publicamente e deles triunfou em si mesmo” Co 2:15 Pela sua morte, Cristo triunfou sobre os inimigos espirituais, ganhando um triunfo divino sobre os poderes cósmicos.</text:p>
      <text:p text:style-name="P206"/>
      <text:list xml:id="list115152718969612" text:continue-numbering="true" text:style-name="Outline">
        <text:list-item>
          <text:h text:style-name="P119" text:outline-level="1"><text:span text:style-name="T86">Obra de Cristo – A </text:span>Justificação e reconciliação</text:h>
        </text:list-item>
      </text:list>
      <text:p text:style-name="P207">O termo mais comum empregado por Paulo para demonstrar a obra de Cristo é a Justificação</text:p>
      <text:p text:style-name="P207">O sentido expresso no termo é “declarar justo”</text:p>
      <text:p text:style-name="P207">A ideia principal em Justificação, é a declaração de Deus, o Justo Juiz, de que aqueles que creem em Cristo, embora pecadores são justificados – são considerados como justos, porque em Cristo passaram a desfrutar um correto relacionamento com Deus.</text:p>
      <text:p text:style-name="Citação">A ideia da justificação não é apenas <text:span text:style-name="T20">absolvição</text:span><text:span text:style-name="T27">. Se for apenas absolvição, poderia ser por falta de provas, ou algo que não condiz com a realidade. – </text:span><text:span text:style-name="T34">Sandro Aguiar</text:span></text:p>
      <text:p text:style-name="Citação"><text:span text:style-name="T34"/></text:p>
      <text:list xml:id="list115152424962126" text:continue-numbering="true" text:style-name="Outline">
        <text:list-item>
          <text:list>
            <text:list-item>
              <text:h text:style-name="Heading_20_2" text:outline-level="2">A justificação é escatológica</text:h>
            </text:list-item>
          </text:list>
        </text:list-item>
      </text:list>
      <text:p text:style-name="P207">Quem intentará acusação contra os escolhidos de Deus É Deus quem os justifica: quem os condenará? (Rm 8:33-34)</text:p>
      <text:p text:style-name="P207">Pela obediência de um, muitos serão feitos justos (Rm 5:19)</text:p>
      <text:list xml:id="list115151157383871" text:continue-numbering="true" text:style-name="Outline">
        <text:list-item>
          <text:list>
            <text:list-item>
              <text:h text:style-name="P144" text:outline-level="2">A justificação presente</text:h>
            </text:list-item>
          </text:list>
        </text:list-item>
      </text:list>
      <text:p text:style-name="P207">Logo, muito mais agora, sendo justificados pelo seu sangue seremos por ele salvos da ira Rm 5:9</text:p>
      <text:p text:style-name="P207"><text:soft-page-break/>Sendo pois, justificados pela fé, temos paz com Deus (Rm 5:1)</text:p>
      <text:p text:style-name="P207">Haveis sidos justificados em nome do Senhor Jesus (1 Co 6:11)</text:p>
      <text:p text:style-name="P207"/>
      <text:list xml:id="list115151721883980" text:continue-numbering="true" text:style-name="Outline">
        <text:list-item>
          <text:list>
            <text:list-item>
              <text:h text:style-name="P145" text:outline-level="2">Justificação forense</text:h>
            </text:list-item>
          </text:list>
        </text:list-item>
      </text:list>
      <text:p text:style-name="P208">Forense significa que Deus é concebido como o governador, o legislador e o juiz, e a justificação é a declaração do juiz de que um homem é justo</text:p>
      <text:list xml:id="list346491224" text:style-name="L26">
        <text:list-item>
          <text:p text:style-name="P209">A doutrina da justificação significa que Deus pronunciou o veredicto escatológico de absolvição sobre o homem de fé no presente, antecipando-se ao juízo final</text:p>
        </text:list-item>
        <text:list-item>
          <text:p text:style-name="P209">A justiça resultante não é uma perfeição ética; é “impecabilidade” no sentido de que Deus não mais considera o pecado de um homem como algo a ser computado contra ele 2 Co 5:19</text:p>
        </text:list-item>
        <text:list-item>
          <text:p text:style-name="P209">O homem justo não é “visto como se fosse justo”; Mas é realmente justo, pois foi absolvido do pecado pelo veredicto de Deus</text:p>
        </text:list-item>
      </text:list>
      <text:p text:style-name="P210"/>
      <text:p text:style-name="P210"/>
      <text:list xml:id="list115150765021666" text:continue-list="list115151721883980" text:style-name="Outline">
        <text:list-item>
          <text:list>
            <text:list-item>
              <text:h text:style-name="P146" text:outline-level="2">A reconciliação</text:h>
            </text:list-item>
          </text:list>
        </text:list-item>
      </text:list>
      <text:p text:style-name="P211">A reconciliação é uma doutrina estritamente aliada a da justificação</text:p>
      <text:p text:style-name="P211">A justificação é a absolvição do pecador, de toda a culpa do pecado; a reconciliação é a restauração do homem justificado à comunhão com Deus.</text:p>
      <text:p text:style-name="P211"/>
      <text:p text:style-name="P211">2 Co 5:19</text:p>
      <text:p text:style-name="P211">Rm 5:10</text:p>
      <text:p text:style-name="P211">Ef 2:15-16</text:p>
      <text:p text:style-name="P211">Cl 1:21-22</text:p>
      <text:p text:style-name="P211"><text:soft-page-break/>Foi Deus quem, em Cristo, tanto iniciou como realizou a reconciliação.</text:p>
      <text:list xml:id="list115152674654163" text:continue-numbering="true" text:style-name="Outline">
        <text:list-item>
          <text:list>
            <text:list-item>
              <text:h text:style-name="P146" text:outline-level="2">O ministério da reconciliação</text:h>
            </text:list-item>
          </text:list>
        </text:list-item>
      </text:list>
      <text:p text:style-name="P211">Deus, em Cristo, reconciliou os homens consigo mesmo e deu aos apóstolos o ministério da reconciliação 2 Co 5:18</text:p>
      <text:p text:style-name="P211">Deus deu ao homem uma mensagem a ser proclamada; uma mensagem que diz que a reconciliação foi efetuada. Em virtude de uma obra efetuada, que Paulo pediria aos homens que se reconciliasse com Deus 2 Co 5:18</text:p>
      <text:list xml:id="list115151796401421" text:continue-numbering="true" text:style-name="Outline">
        <text:list-item>
          <text:list>
            <text:list-item>
              <text:h text:style-name="P146" text:outline-level="2">Resultados da reconciliação </text:h>
            </text:list-item>
          </text:list>
        </text:list-item>
      </text:list>
      <text:p text:style-name="P211">Gera paz e reconciliação entre os homens</text:p>
      <text:p text:style-name="P212">Rm 5:1</text:p>
      <text:p text:style-name="P212">Ef 2:15-17</text:p>
      <text:p text:style-name="P211"/>
      <text:p text:style-name="P110">ANOTAÇÕES</text:p>
      <text:p text:style-name="P96">REI:</text:p>
      <text:list xml:id="list3945530499" text:style-name="L18">
        <text:list-item>
          <text:p text:style-name="P181">Hábito, prática</text:p>
        </text:list-item>
        <text:list-item>
          <text:p text:style-name="P181">Agradecimento, Gratidão, Etiqueta, maneira, curvar-se</text:p>
        </text:list-item>
        <text:list-item>
          <text:p text:style-name="P181">Comando, ordem, ditação</text:p>
        </text:list-item>
        <text:list-item>
          <text:p text:style-name="P181">Alma, espírito, fantasma</text:p>
        </text:list-item>
        <text:list-item>
          <text:p text:style-name="P181">Era, anos</text:p>
        </text:list-item>
        <text:list-item>
          <text:p text:style-name="P181">Zero</text:p>
        </text:list-item>
        <text:list-item>
          <text:p text:style-name="P181">Refrigerador</text:p>
        </text:list-item>
        <text:list-item>
          <text:p text:style-name="P181">Escrito clérico</text:p>
        </text:list-item>
        <text:list-item>
          <text:p text:style-name="P181">Sino (obsoleto), hoje Suzu</text:p>
        </text:list-item>
      </text:list>
      <text:p text:style-name="P94"/>
      <text:p text:style-name="P97"><text:span text:style-name="T22">107 </text:span><text:span text:style-name="T21">outros </text:span><text:span text:style-name="T5">kanji</text:span><text:span text:style-name="T38"> com ao menos uma leitura exatamente igual “</text:span><text:span text:style-name="T22">REI</text:span><text:span text:style-name="T38">”</text:span></text:p>
      <text:p text:style-name="P94">...</text:p>
      <text:p text:style-name="P94">Libélula.</text:p>
      <text:p text:style-name="P94"/>
      <text:p text:style-name="P98">FUBUKI → Snow Storm</text:p>
      <text:p text:style-name="P24">Haneru: Pular, saltar</text:p>
      <text:p text:style-name="P24">Haneru: Bater (um carro batendo em alguém); Rejeitar,</text:p>
      <text:p text:style-name="P25">9/9/p --but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4" svg:font-family="Arial" style:font-family-generic="swiss"/>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álico" style:font-family-generic="swiss" style:font-pitch="variable"/>
    <style:font-face style:name="Arial3" svg:font-family="Arial" style:font-adornments="Negrit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paragraph-properties fo:margin-left="2cm" fo:margin-right="0cm" fo:text-align="justify" style:justify-single-word="false" fo:text-indent="0cm" style:auto-text-indent="false"/>
      <style:text-properties style:font-name="Arial1" fo:font-family="Arial" style:font-style-name="Normal" style:font-family-generic="swiss" style:font-pitch="variable" fo:font-size="10pt" fo:language="pt" fo:country="BR"/>
    </style:style>
    <style:style style:name="Abstrato" style:family="paragraph" style:parent-style-name="Text_20_body" style:master-page-name="">
      <style:paragraph-properties fo:margin-left="8.999cm" fo:margin-right="0cm" fo:line-height="115%" fo:text-align="justify" style:justify-single-word="false" fo:text-indent="0cm" style:auto-text-indent="false" style:page-number="auto"/>
      <style:text-properties fo:font-size="10pt"/>
    </style:style>
    <style:style style:name="Heading_20_index" style:display-name="Heading index" style:family="paragraph" style:parent-style-name="Heading_20_1" style:auto-update="true" style:default-outline-level="" style:list-style-name=""/>
    <style:style style:name="Strong_20_Emphasis" style:display-name="Strong Emphasis" style:family="text">
      <style:text-properties style:font-name="Arial3" fo:font-family="Arial" style:font-style-name="Negrito" style:font-family-generic="swiss" style:font-pitch="variable" fo:font-weight="bold" style:font-weight-asian="bold" style:font-weight-complex="bold"/>
    </style:style>
    <style:style style:name="Emphasis" style:family="text">
      <style:text-properties style:font-name="Arial2"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2"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5">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33"><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32"><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31"><draw:image xlink:href="Pictures/1000000000000500000000CF73E1439B139099FF.jpg" xlink:type="simple" xlink:show="embed" xlink:actuate="onLoad" loext:mime-type="image/jpeg"/></draw:frame></text:p>
      </style:header>
      <style:footer>
        <text:p text:style-name="MP2"><text:page-number text:select-page="current">34</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15"><draw:image xlink:href="Pictures/1000000000000500000000CF73E1439B139099FF.jpg" xlink:type="simple" xlink:show="embed" xlink:actuate="onLoad" loext:mime-type="image/jpeg"/></draw:frame></text:p>
      </style:header>
      <style:footer>
        <text:p text:style-name="MP1"><text:page-number text:select-page="current">33</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3</text:page-number></text:p>
      </style:footer>
    </style:master-page>
    <style:master-page style:name="CTM_20__7c__20_Capa" style:display-name="CTM | Capa" style:page-layout-name="Mpm4" style:next-style-name="CTM_20__7c__20_Contra_20_Capa">
      <style:header>
        <text:p text:style-name="Header"/>
      </style:header>
    </style:master-page>
    <style:master-page style:name="CTM_20__7c__20_Página" style:display-name="CTM | Página" style:page-layout-name="Mpm5">
      <style:header>
        <text:p text:style-name="Header"/>
      </style:header>
      <style:footer>
        <text:p text:style-name="MP1"><text:page-number text:select-page="current">0</text:page-number></text:p>
      </style:footer>
    </style:master-page>
    <style:master-page style:name="Landscape" style:page-layout-name="Mpm6"/>
    <style:master-page style:name="Endnote" style:page-layout-name="Mpm7"/>
    <style:master-page style:name="Footnote" style:page-layout-name="Mpm7"/>
    <style:master-page style:name="Envelope" style:page-layout-name="Mpm8"/>
    <style:master-page style:name="CTM_20__7c__20_Contra_20_Capa" style:display-name="CTM | Contra Capa" style:page-layout-name="Mpm9" style:next-style-name="CTM_20__7c__20_Página">
      <style:header>
        <text:p text:style-name="Header"/>
      </style:header>
    </style:master-page>
    <style:master-page style:name="HTML" style:page-layout-name="Mpm1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4T09:02:30.357508571</meta:creation-date>
    <dc:title>CTM</dc:title>
    <meta:editing-duration>PT6H14M56S</meta:editing-duration>
    <meta:editing-cycles>55</meta:editing-cycles>
    <meta:generator>LibreOffice/6.4.7.2$Linux_X86_64 LibreOffice_project/40$Build-2</meta:generator>
    <dc:date>2021-11-25T11:51:50.432284236</dc:date>
    <meta:document-statistic meta:table-count="1" meta:image-count="5" meta:object-count="0" meta:page-count="34" meta:paragraph-count="505" meta:word-count="5940" meta:character-count="33216" meta:non-whitespace-character-count="27691"/>
    <meta:template xlink:type="simple" xlink:actuate="onRequest" xlink:title="CTM" xlink:href="../../../../../Templates/CTM.ott" meta:date="2021-10-21T23:56:16.745796289"/>
  </office:meta>
</office:document-meta>
</file>